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mbria2" svg:font-family="Cambria, Constantia, Georgia, 'Lido STF', DejaVu, Liberation, GentiumPlus, Gentium, Garamond, serif"/>
    <style:font-face style:name="OpenSymbol" svg:font-family="OpenSymbol"/>
    <style:font-face style:name="Tahoma2" svg:font-family="Tahoma"/>
    <style:font-face style:name="Consolas" svg:font-family="Consolas"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Georgia" svg:font-family="Georgia" style:font-family-generic="roman" style:font-pitch="variable"/>
    <style:font-face style:name="Candara" svg:font-family="Candara" style:font-adornments="Bold" style:font-family-generic="swiss" style:font-pitch="variable"/>
    <style:font-face style:name="Candara1" svg:font-family="Candara" style:font-adornments="Bold Italic" style:font-family-generic="swiss" style:font-pitch="variable"/>
    <style:font-face style:name="Candara2" svg:font-family="Candara" style:font-adornments="Ital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sk" fo:country="SK"/>
    </style:style>
    <style:style style:name="P2" style:family="paragraph" style:parent-style-name="Standard">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1.251cm" fo:margin-right="0cm" fo:text-indent="0cm" style:auto-text-indent="false"/>
      <style:text-properties style:font-name="Cambria1"/>
    </style:style>
    <style:style style:name="P5" style:family="paragraph" style:parent-style-name="Standard">
      <style:paragraph-properties fo:margin-left="1.251cm" fo:margin-right="0cm" fo:margin-top="0cm" fo:margin-bottom="0cm" fo:text-indent="0cm" style:auto-text-indent="false"/>
      <style:text-properties fo:font-size="12pt" style:font-size-asian="12pt" style:font-size-complex="12pt"/>
    </style:style>
    <style:style style:name="P6" style:family="paragraph" style:parent-style-name="Standard">
      <style:paragraph-properties fo:margin-left="1.251cm" fo:margin-right="0cm" fo:margin-top="0cm" fo:margin-bottom="0cm" fo:text-indent="0cm" style:auto-text-indent="false"/>
      <style:text-properties fo:color="#ff0000" fo:font-size="12pt" style:font-size-asian="12pt" style:font-size-complex="12pt"/>
    </style:style>
    <style:style style:name="P7" style:family="paragraph" style:parent-style-name="Text_20_body">
      <style:paragraph-properties fo:margin-left="2.501cm" fo:margin-right="0cm" fo:text-indent="0cm" style:auto-text-indent="false"/>
    </style:style>
    <style:style style:name="P8" style:family="paragraph" style:parent-style-name="Text_20_body">
      <style:paragraph-properties fo:margin-left="2.501cm" fo:margin-right="0cm" fo:text-indent="0cm" style:auto-text-indent="false"/>
      <style:text-properties fo:font-variant="normal" fo:text-transform="none" fo:color="#000000" style:font-name="Cambria1" fo:letter-spacing="normal" fo:font-style="normal" fo:font-weight="normal" style:font-weight-asian="normal" style:font-weight-complex="normal"/>
    </style:style>
    <style:style style:name="P9" style:family="paragraph" style:parent-style-name="Text_20_body">
      <style:paragraph-properties fo:margin-left="2.501cm" fo:margin-right="0cm" fo:orphans="2" fo:widows="2" fo:text-indent="0cm" style:auto-text-indent="false"/>
      <style:text-properties fo:font-variant="normal" fo:text-transform="none" fo:color="#000000" style:font-name="Cambria1" fo:letter-spacing="normal" fo:font-style="normal" fo:font-weight="normal" style:font-weight-asian="normal" style:font-weight-complex="normal"/>
    </style:style>
    <style:style style:name="P10" style:family="paragraph" style:parent-style-name="Text_20_body">
      <style:paragraph-properties fo:margin-left="2.501cm" fo:margin-right="0cm" fo:text-indent="0cm" style:auto-text-indent="false"/>
      <style:text-properties style:font-name="Cambria1" fo:font-weight="normal" style:font-weight-asian="normal" style:font-weight-complex="normal"/>
    </style:style>
    <style:style style:name="P11" style:family="paragraph" style:parent-style-name="Standard">
      <style:paragraph-properties fo:margin-top="0cm" fo:margin-bottom="0cm"/>
    </style:style>
    <style:style style:name="P12" style:family="paragraph" style:parent-style-name="Standard">
      <style:paragraph-properties fo:margin-top="0cm" fo:margin-bottom="0cm"/>
      <style:text-properties fo:font-size="12pt" style:font-size-asian="12pt" style:font-size-complex="12pt"/>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paragraph-properties fo:text-align="end" style:justify-single-word="false"/>
    </style:style>
    <style:style style:name="P17" style:family="paragraph" style:parent-style-name="Standard" style:list-style-name="L4"/>
    <style:style style:name="P18" style:family="paragraph" style:parent-style-name="Standard" style:list-style-name="L18"/>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2">
      <style:paragraph-properties fo:margin-left="2.501cm" fo:margin-right="0cm" fo:text-indent="-0.635cm" style:auto-text-indent="false"/>
    </style:style>
    <style:style style:name="P33" style:family="paragraph" style:parent-style-name="Standard" style:list-style-name="L5">
      <style:paragraph-properties fo:margin-left="2.501cm" fo:margin-right="0cm" fo:text-indent="-0.635cm" style:auto-text-indent="false"/>
    </style:style>
    <style:style style:name="P34" style:family="paragraph" style:parent-style-name="Standard">
      <style:paragraph-properties fo:margin-left="1.251cm" fo:margin-right="0cm" fo:text-indent="0cm" style:auto-text-indent="false"/>
    </style:style>
    <style:style style:name="P35" style:family="paragraph" style:parent-style-name="Standard">
      <style:paragraph-properties fo:margin-left="2.501cm" fo:margin-right="0cm" fo:text-indent="0cm" style:auto-text-indent="false"/>
    </style:style>
    <style:style style:name="P36" style:family="paragraph" style:parent-style-name="Text_20_body" style:list-style-name="L9"/>
    <style:style style:name="P37" style:family="paragraph" style:parent-style-name="Heading_20_2">
      <style:paragraph-properties fo:break-before="page"/>
    </style:style>
    <style:style style:name="T1" style:family="text">
      <style:text-properties fo:language="sk" fo:country="SK"/>
    </style:style>
    <style:style style:name="T2" style:family="text">
      <style:text-properties fo:language="sk" fo:country="SK"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ff0000"/>
    </style:style>
    <style:style style:name="T6" style:family="text">
      <style:text-properties fo:color="#ff0000" fo:font-size="12pt" style:font-size-asian="12pt" style:font-size-complex="12pt"/>
    </style:style>
    <style:style style:name="T7" style:family="text">
      <style:text-properties fo:font-variant="normal" fo:text-transform="none" fo:color="#000000" style:font-name="Cambria2" fo:font-size="12pt" fo:letter-spacing="normal" fo:font-style="normal" fo:font-weight="normal"/>
    </style:style>
    <style:style style:name="T8" style:family="text">
      <style:text-properties fo:font-variant="normal" fo:text-transform="none" fo:color="#000000" style:font-name="Cambria1" fo:letter-spacing="normal" fo:font-style="normal" fo:font-weight="normal" style:font-weight-asian="normal" style:font-weight-complex="normal"/>
    </style:style>
    <style:style style:name="T9" style:family="text">
      <style:text-properties fo:font-variant="normal" fo:text-transform="none" fo:color="#000000" style:font-name="Cambria1" fo:letter-spacing="normal" fo:font-style="normal" style:text-underline-style="solid" style:text-underline-width="auto" style:text-underline-color="font-color" fo:font-weight="normal" style:font-weight-asian="normal" style:font-weight-complex="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style:text-underline-style="solid" style:text-underline-width="auto" style:text-underline-color="font-color"/>
    </style:style>
    <style:style style:name="T12" style:family="text">
      <style:text-properties fo:font-variant="normal" fo:text-transform="none" fo:color="#ff0000" fo:letter-spacing="normal" fo:font-style="normal"/>
    </style:style>
    <style:style style:name="T13" style:family="text">
      <style:text-properties fo:font-variant="normal" fo:text-transform="none" fo:color="#ff0000" style:font-name="Cambria1" fo:letter-spacing="normal" fo:font-style="normal"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background-color="transparent"/>
    </style:style>
    <style:style style:name="T18" style:family="text">
      <style:text-properties fo:background-color="transparent"/>
    </style:style>
    <style:style style:name="T19" style:family="text">
      <style:text-properties style:text-underline-style="none"/>
    </style:style>
    <style:style style:name="T20" style:family="text">
      <style:text-properties style:font-name="Cambria2" fo:font-style="normal"/>
    </style:style>
    <style:style style:name="T21" style:family="text">
      <style:text-properties style:font-name="Consolas"/>
    </style:style>
    <style:style style:name="T22" style:family="text">
      <style:text-properties fo:font-size="12pt" style:font-size-asian="12pt" style:font-size-complex="12pt"/>
    </style:style>
    <style:style style:name="T23" style:family="text">
      <style:text-properties fo:font-size="12pt" style:text-underline-style="solid" style:text-underline-width="auto" style:text-underline-color="font-color" style:font-size-asian="12pt" style:font-size-complex="12pt"/>
    </style:style>
    <style:style style:name="T24" style:family="text">
      <style:text-properties style:use-window-font-color="true" fo:background-color="transparent"/>
    </style:style>
    <style:style style:name="T25" style:family="text">
      <style:text-properties style:use-window-font-color="true" style:text-underline-style="solid" style:text-underline-width="auto" style:text-underline-color="font-color"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turgia hodín, návrhy korektúr – zväzok I (a ďalšie zväzky)</text:h>
      <text:h text:style-name="Heading_20_2" text:outline-level="2">Úvod</text:h>
      <text:p text:style-name="P1">Liturgia hodín, schválený liturgický text (obdržal <text:span text:style-name="T3">recognitio</text:span> ešte pred uvedením <text:span text:style-name="T3">Liturgiam authenticam</text:span> do platnosti) je potrebné rešpektovať. Všetky nižšie uvedené návrhy na korektúry sú uvedené ako <text:span text:style-name="T3">návrhy</text:span>, ponechávam Vám ich, otče, na posúdenie. Organickou súčasťou tohto dokumentu je aj príloha uvedená v závere.</text:p>
      <text:p text:style-name="P1">Základné princípy korektúr:</text:p>
      <text:list xml:id="list41653795" text:style-name="L1">
        <text:list-item>
          <text:p text:style-name="P13"><text:span text:style-name="T1">Rešpektovanie prekladu NZ a Žalmov podľa Neovulgáty v najnovších oficiálnych zneniach (ako sa vyskytujú vo vydaní Biblie od SSV, napr. 2009): Teda liturgický text je potrebné prispôsobiť zmenám, ktoré boli realizované v texte NZ+Ž. (Ide najmä o gramatické úpravy, čiarky a pod.) Nakoľko je oficiálny preklad Biblie normatívny, domnievam sa, že tieto úpravy LH nepotrebujú </text:span><text:span text:style-name="T2">recognitio</text:span><text:span text:style-name="T1">. Sem patrí aj rešpektovanie prekladu Biblie pri použití v tzv. myšlienkach k žalmom a chválospevom (sú uvedené pod nadpismi väčšiny žalmov a chválospevov žaltára obyčajným [nie tučným] písmom, kurzívou).</text:span></text:p>
        </text:list-item>
        <text:list-item>
          <text:p text:style-name="P13"><text:span text:style-name="T1">Gramatické úpravy, čiarky a pod. – tieto zmeny majú charakter opráv „preklepov“, a preto sa domnievam, že tieto úpravy LH nepotrebujú </text:span><text:span text:style-name="T2">recognitio</text:span><text:span text:style-name="T1">. Sem zaraďujem aj také zmeny, ktoré boli čiastočne realizované v Biblii vydávanej SSV, avšak v LH sa týkajú aj iného ako biblického textu (napr. nahradenie nesprávneho tvaru „tohoto“ správnym „tohto“; samozrejme, netýka sa básnického prekladu hymnov).</text:span></text:p>
        </text:list-item>
        <text:list-item>
          <text:p text:style-name="P13"><text:span text:style-name="T1">Typografické úpravy (vynechanie/vloženie medzery, zmena farby z červenej na čiernu a opačne, odsadenie, zarovnanie, zmena písma alebo jeho rezov – tučné na obyčajné a opačne a pod.) majú neproblematický charakter opráv chýb sadzby, a preto sa domnievam, že tieto úpravy LH nepotrebujú </text:span><text:span text:style-name="T2">recognitio</text:span><text:span text:style-name="T1">.</text:span></text:p>
        </text:list-item>
      </text:list>
      <text:h text:style-name="Heading_20_2" text:outline-level="2">Poznámky a vysvetlivky</text:h>
      <text:p text:style-name="Standard">Niektoré poznámky sa týkajú aj iných zväzkov; tie netreba – pokiaľ ide o zväzok I – brať do úvahy.</text:p>
      <text:p text:style-name="Standard">Keď uvádzam strany breviára, „zv.“ resp. „str.“ znamená vždy zväzok resp. stranu v slovenskej Liturgii hodín, „vol.“ resp. „p.“ vždy znamená zväzok resp. stranu v latinskom typickom vydaní.</text:p>
      <text:p text:style-name="Standard">Ako referenčné používam latinské druhé typické vydanie (vydanie Rím, 2000).</text:p>
      <text:p text:style-name="Standard"><text:span text:style-name="T1">Ospravedlňujem sa, ak som niekde neuviedol presnú stranu s presnejšou lokalizáciou chyby (riadok, odstavec). Viac som toho pre tentokrát pre krátkosť času nestihol. Ak by niečo bolo nejasné, prosím, kontaktujte ma.</text:span></text:p>
      <text:p text:style-name="Standard"><text:span text:style-name="T1">Zároveň sa ospravedlňujem za všetky chyby, ktoré možno v tomto dokumente sú (verím, že to posúdite a všetko pred zmenou skontrolujete). Ďakujem.</text:span></text:p>
      <text:h text:style-name="Heading_20_2" text:outline-level="2"/>
      <text:h text:style-name="P37" text:outline-level="2">Zmena, úprava a oprava textov</text:h>
      <text:h text:style-name="Heading_20_3" text:outline-level="3">Myšlienky k žalmom a chválospevom, citácie z Písma, krátke čítania, responzóriá</text:h>
      <text:list xml:id="list41645898" text:style-name="L2">
        <text:list-item>
          <text:p text:style-name="P14">Žalm 96 (ranné chvály, pondelok 3. týždňa žaltára; zv. I, str. 797): „Spievali <text:span text:style-name="T15">čosi ako</text:span> novú pieseň...“ podľa slovenského liturgického prekladu Zjv 14, 3 (lat. text má „Cantabunt quasi canticum“, vol. I, p. 772; vol. II, p. 1109).</text:p>
        </text:list-item>
        <text:list-item>
          <text:p text:style-name="P14">Chválospev pre ranné chvály, utorok 3. týždňa žaltára (Iz 26): Latinský text má: „Murus civitatis habet fundamenta duodecim“ (Cf. Ap 21, 14). Teda odkazuje na verš 14, nie ako slovenský preklad na verš 12: „<text:span text:style-name="T15">Mesto malo hradby s dvanástimi bránami. (Porov. Zjv 21, 12)</text:span>“. Chyba teda je v tom, že slovenský breviár má citovaný verš 12, kým latinská pôvodina verš 14. Slovenský liturgický preklad Zjv 21, 14: „Hradby mesta mali dvanásť základných kameňov a na nich dvanásť mien dvanástich Baránkových apoštolov.“ Keďže v texte je zmena „mali“ na „majú“, je potrebné vložiť aj „Porov.“. Správne navrhované znenie: „<text:span text:style-name="T15">Hradby mesta majú dvanásť základných kameňov. (Porov. Zjv 21, 14)</text:span>“. Zv. I, str. 814 a 1449.</text:p>
        </text:list-item>
        <text:list-item>
          <text:p text:style-name="P14">Úprava citátu pred Ž 51 (piatok, ranné chvály, všetky týždne žaltára): Podľa latinského typického vydania by slovenský preklad mal znieť nasledovne: „Obnovovať sa duchovne premenou zmýšľania a obliecť si nového človeka.“ Takto text zodpovedá odkazu, Ef 4, 23-24. V opačnom prípade by vo všetkých výskytoch malo byť pridané „Porov.“. Zv. I, str. 637, 748, 860, 969.</text:p>
        </text:list-item>
        <text:list-item>
          <text:p text:style-name="P14"><text:span text:style-name="T18">Posvätné čítanie, 2. čítanie pre 8. január (zv. I, str. 476), má chybu v citáte. 2. odstavec, 2. veta začína v latinskom typickom vydaní presným citátom Mt 3, 16 podľa Neovulgáty: „ecce aperti sunt ei caeli“; v slovenskom je chybne: „</text:span><text:span text:style-name="T17">Otvorilo sa mu v tom nebo</text:span><text:span text:style-name="T18">...“. Mal by byť použitý priamy preklad Mt 3, 16, teda liturgický text (odhliadnuc od toho, že „vtom“ malo byť spolu, nie oddelene): „</text:span><text:span text:style-name="T17">Vtom sa mu otvorilo nebo</text:span><text:span text:style-name="T18">...“</text:span></text:p>
        </text:list-item>
      </text:list>
      <text:p text:style-name="P2">Tamže, 4. odstavec: Vymeniť dvojbodku a záverečné úvodzovky. Uvádzam na samostatných riadkoch (z dôvodu, aby som uviedol len tamojšie úvodzovky); predmetné miesto zvýraznené podčiarknutím.</text:p>
      <text:p text:style-name="P2"><text:span text:style-name="T18">Chybne:</text:span></text:p>
      <text:p text:style-name="P35">„Toto je môj milovaný <text:span text:style-name="T15">Syn:“ sám</text:span>...</text:p>
      <text:p text:style-name="P2">Správne má byť:</text:p>
      <text:p text:style-name="P35">„Toto je môj milovaný <text:span text:style-name="T15">Syn“: sám</text:span>...</text:p>
      <text:list xml:id="list42336661" text:continue-numbering="true" text:style-name="L2">
        <text:list-item>
          <text:p text:style-name="P14"><text:span text:style-name="T18">Zv. I, str. 1147, výročie posviacky chrámu, druhé vešpery, krátke čítanie: V druhej vete je chyba oproti liturgickému prekladu. Chyba je podčiarknutá: „A počul som </text:span><text:span text:style-name="T17">veľký</text:span><text:span text:style-name="T18"> hlas od trónu...“ Správne má byť: „A počul som </text:span><text:span text:style-name="T17">mohutný</text:span><text:span text:style-name="T18"> hlas od trónu...“</text:span></text:p>
        </text:list-item>
        <text:list-item>
          <text:p text:style-name="P14"><text:span text:style-name="T18">Myšlienka k žalmu 67 (zv. I, str. 726): treba upraviť slovosled podľa liturgického prekladu: „Nech </text:span><text:span text:style-name="T17">vám je</text:span><text:span text:style-name="T18"> známe...“ na „Nech </text:span><text:span text:style-name="T17">je vám</text:span><text:span text:style-name="T18"> známe...“ (Sk 28, 28).</text:span></text:p>
        </text:list-item>
        <text:list-item>
          <text:p text:style-name="P14"><text:span text:style-name="T18">Myšlienka k žalmu 119, 1-8 (Alef), zv. I, str. 599: „Láska k Bohu </text:span><text:span text:style-name="T17">je</text:span><text:span text:style-name="T18"> v tom...“ Podľa liturgického prekladu 1 Jn 5, 3 má byť: „Láska k Bohu </text:span><text:span text:style-name="T17">spočíva</text:span><text:span text:style-name="T18"> v tom...“</text:span></text:p>
        </text:list-item>
        <text:list-item>
          <text:p text:style-name="P14"><text:span text:style-name="T18">Myšlienka k žalmu 135, zv. I, str. 869: upraviť podľa liturgického prekladu 1 Pt 2, 9, prípadne doplniť „Porov.“ pred odkaz.</text:span></text:p>
        </text:list-item>
        <text:list-item>
          <text:p text:style-name="P14"><text:span text:style-name="T18">Myšlienka k žalmu 76, zv. I, str. 676: upraviť; v liturgickom texte nie je „vtedy“ (iba na zač. verša). Chybne: „</text:span><text:span text:style-name="T17">Vtedy uvidia </text:span><text:span text:style-name="T18"><text:s/>Syna človeka prichádzať na nebeských oblakoch“ Má byť: „</text:span><text:span text:style-name="T17">Uvidia</text:span><text:span text:style-name="T18"> Syna človeka prichádzať na nebeských oblakoch.“</text:span></text:p>
        </text:list-item>
        <text:list-item>
          <text:p text:style-name="P14"><text:soft-page-break/><text:span text:style-name="T18">Myšlienka k žalmu 145, zv. I, str. 776: upraviť podľa liturgického prekladu Zjv 16, 5.</text:span></text:p>
        </text:list-item>
        <text:list-item>
          <text:p text:style-name="P14"><text:span text:style-name="T18">Myšlienka k žalmu 93, zv. I, str. 779: upraviť podľa liturgického prekladu Zjv 19, 6. 7.</text:span></text:p>
        </text:list-item>
        <text:list-item>
          <text:p text:style-name="P14">Krátke čítanie pre štvrtok 1. adventného týždňa, vešpery, a tiež pre vešpery 22. decembra (Jak 5, 7-8. 9b), opravené prvé dve vety v súlade s Bibliou SSV (liturgický preklad NZ). Najprv uvedený pôvotný text, potom opravený, zmeny sú podčiarknuté:</text:p>
        </text:list-item>
      </text:list>
      <text:p text:style-name="P35"><text:span text:style-name="T15">Buďte teda, bratia,</text:span> trpezliví až do Pánovho príchodu. Pozrite: aj roľník čaká na vzácnu úrodu zeme a <text:span text:style-name="T16">trpezlivo čaká</text:span>, kým nedostane včasný i neskorý dážď.</text:p>
      <text:p text:style-name="P2">Opravené nasledovne:</text:p>
      <text:p text:style-name="P35"><text:span text:style-name="T17">Bratia, buďte teda</text:span><text:span text:style-name="T18"> trpezliví až do Pánovho príchodu. Pozrite: aj roľník čaká na vzácnu úrodu zeme a </text:span><text:span text:style-name="T17">čaká trpezlivo</text:span><text:span text:style-name="T18">, kým nedostane včasný i neskorý dážď.</text:span></text:p>
      <text:list xml:id="list42332405" text:continue-numbering="true" text:style-name="L2">
        <text:list-item>
          <text:p text:style-name="P14">Krátke čítanie, spoločná časť duchovných pastierov, ranné chvály, zv. I, str. 1267: Čítanie z Hebr 13, 7-9a nie je v súlade s liturgickým prekladom. Druhá veta má začínať „Dobre si všimnite“, tretia veta má končiť výkričníkom. (V krátkom responzóriu po tomto čítaní, v druhej časti „V.“ vypadlo „strážcov“ – „Ustanovil som strážcov.“)</text:p>
        </text:list-item>
        <text:list-item>
          <text:p text:style-name="P14"><text:span text:style-name="T18">Krátke čítanie, spoločná časť duchovných pastierov, prvé vešpery, zv. I, str. 1247 aj 1275: Čítanie z 1 Pt 5, 1-4 je potrebné opraviť podľa liturgického prekladu (interpunkcia) vo vete „Paste Božie stádo“: odstrániť čiarku za „oň“, za slovom „vôle“ nie je bodkočiarka, ale iba čiarka.</text:span></text:p>
        </text:list-item>
        <text:list-item>
          <text:p text:style-name="P14"><text:span text:style-name="T24">Myšlienka k žalmu 45 (zv. I, str. 989): treba upraviť podľa liturgického prekladu, ako je to uvedené aj na str. 694: „</text:span><text:span text:style-name="T25">Hľa, ž</text:span><text:span text:style-name="T24">eních prichádza, vyjdite mu v ústrety</text:span><text:span text:style-name="T25">.</text:span><text:span text:style-name="T24">“ na „</text:span><text:span text:style-name="T25">Ž</text:span><text:span text:style-name="T24">eních prichádza, vyjdite mu v ústrety</text:span><text:span text:style-name="T25">!</text:span><text:span text:style-name="T24">“ (teda zmeniť úvod a na konci namiesto bodky použiť výkričník). Rovnaká chyba (má byť výkričník namiesto bodky) je aj v ostatných zväzkoch LH: zv. II, str. 1506 (správne str. 1191); zv. III, str. 1297; zv. IV, str. 1239 (správne str. 815).</text:span></text:p>
        </text:list-item>
        <text:list-item>
          <text:p text:style-name="P14"><text:span text:style-name="T24">Modlitba dňa pre utorok v 5. veľkonočnom týždni: pre ranné chvály obsahuje slovné spojenie „pre život večný“ (LH zv. II, str. 809; jednozväzková, str. 799); pre vešpery obsahuje slovné spojenie „pre večný život“ (LH zv. II, str. 812; jednozväzková, str. 801). Navrhujem zjednotiť na „pre večný život“ aj pre ranné chvály.</text:span></text:p>
        </text:list-item>
        <text:list-item>
          <text:p text:style-name="P14"><text:span text:style-name="T24">Posvätné čítanie zo spoločnej časti pre výročie posviacky chrámu: Zväzky I a II (vo veľkonočnom období) používajú čítanie zo Zjv 21, 9-27, ktoré sa v tej istej podobe nachádza aj v posvätnom čítaní pre štvrtok, 5. veľkonočný týždeň (zv. II, str. 1802-1804). V čítaní je potrebné opraviť:</text:span></text:p>
        </text:list-item>
        <text:list-item>
          <text:p text:style-name="P32">zv. I, str. 1134, 1. riadok zhora: „dvanásťtisíc <text:span text:style-name="T15">stadií; jeho</text:span> dĺžka“ na „dvanásťtisíc <text:span text:style-name="T15">stadií. Jeho</text:span> dĺžka“ podľa liturgického prekladu (správne vo zv. II, str. 1803)</text:p>
        </text:list-item>
        <text:list-item>
          <text:p text:style-name="P32">Doplniť čiarku v poslednom odstavci čítania (chýba na všetkých 3 miestach: zv. I, str. 1134; zv. II, str. 821 aj 1803) pred „ani“ podľa liturgického prekladu. Chybne: „nepotrebuje ani slnko ani mesiac,“ Správne: „nepotrebuje ani slnko<text:span text:style-name="T15">,</text:span> ani mesiac,“</text:p>
        </text:list-item>
      </text:list>
      <text:p text:style-name="P2">Okrem toho je tu ešte (väčší) problém s nejednotne preloženým responzóriom. Podľa latinskej pôvodiny responzórium má byť rovnaké pre všetky tri výskyty (LH vol. I, p. 1048; vol. II, p. 701 et 1505). Latinské znenie s odkazom uvedeným na všetkých 3 miestach rovnako: „Cf. Ap 21, 21; Tob 13, 17. 18. 11“ znie nasledovne:</text:p>
      <text:p text:style-name="P35"><text:span text:style-name="T24">R. Platéa tua, Ierúsalem, sternéntur auro mundo, et cantábitur in te cánticum laetítiae; * Et per omnes vicos tuos ab univérsis dicétur: Allelúia.<text:line-break/>V. Luce spléndida fulgébis, et omnes fines terrae adorábunt te. * Et per omnes.</text:span></text:p>
      <text:p text:style-name="P2"><text:span text:style-name="T24">Slovenský preklad má ináč pre štvrtok, 5. veľkonočný týždeň (zv. II, str. 1804):</text:span></text:p>
      <text:p text:style-name="P16"><text:soft-page-break/>Porov. Zjv 21, 21; Tob 13, <text:span text:style-name="T15">16.</text:span> 17. 18. 11</text:p>
      <text:p text:style-name="P35">R. Tvoje námestia, Jeruzalem, sú <text:span text:style-name="T15">pokryté</text:span> rýdzim zlatom <text:span text:style-name="T15">a bude sa v tebe spievať pieseň radosti.</text:span> * <text:span text:style-name="T15">Na tvojich uliciach budú všetci hovoriť:</text:span><text:span text:style-name="T19"> Aleluja.</text:span><text:line-break/>V. <text:span text:style-name="T15">Jasným svetlom zažiariš</text:span> a všetky končiny zeme <text:span text:style-name="T15">prídu sa ti pokloniť.</text:span> * <text:span text:style-name="T15">Na tvojich.</text:span></text:p>
      <text:p text:style-name="P2">A ináč to majú oba zväzky (zv. I, str. 1134; zv. II, str. 1804):</text:p>
      <text:p text:style-name="P16">Porov. Zjv 21, 21; Tob <text:span text:style-name="T15">13, 21. 22. 13</text:span></text:p>
      <text:p text:style-name="P35">R. Tvoje námestia, Jeruzalem, sú <text:span text:style-name="T15">dláždené</text:span> rýdzim zlatom, <text:span text:style-name="T15">v tebe sa spievajú piesne radostné.</text:span> * <text:span text:style-name="T15">A vo všetkých tvojich štvrtiach všetci spievajú:</text:span> Aleluja.<text:line-break/>V. <text:span text:style-name="T15">Zažiariš jasným svetlom</text:span> a všetky končiny zeme <text:span text:style-name="T15">budú sa koriť pred tebou.</text:span> * <text:span text:style-name="T15">A vo všetkých.</text:span></text:p>
      <text:p text:style-name="P2">Jednak je text preložený odlišne (dvoma rôznymi spôsobmi, teda nekonkordantne), jednak pre výročie posviacky chrámu je referencia na Tob 13 uvedená nesprávne (nie v súlade s latinským typickým vydaním).</text:p>
      <text:p text:style-name="P2"><text:span text:style-name="T24">Rozdiely sú podčiarknuté. Zdôrazňujem, že v latinskom typickom vydaní sú všetky tri miesta textovo aj odkazmi na Písmo totožné. Považujem za potrebné zjednotiť v slovenskom preklade.</text:span></text:p>
      <text:list xml:id="list41664102" text:style-name="L3">
        <text:list-item>
          <text:p text:style-name="P15">Responzórium po druhom čítaní, pondelok, 1. týždeň cezročného obdobia, zv. III, str. 15: citácia zo Ž 77, 14 má obsahovať malé „b“ označujúce cudzie božstvá (ako uvádza liturgický preklad i samotný žalm, napr. zv. III, str. 909). Tu uvedené nesprávne: „Ktorý <text:span text:style-name="T15">Boh</text:span> je taký veľký, ako je náš Boh?“ Správne: „Ktorý <text:span text:style-name="T15">boh</text:span> je taký veľký, ako je náš Boh?“</text:p>
        </text:list-item>
      </text:list>
      <text:h text:style-name="Heading_20_3" text:outline-level="3">Antifóny</text:h>
      <text:list xml:id="list41653658" text:style-name="L4">
        <text:list-item>
          <text:p text:style-name="P17">21. decembra, vešpery, antifóna pre Magnifikat (zo série „Ó“ antifón): v slovenskom texte sa nachádza znenie poslednej časti vety „príď a osvieť tých, čo sedia <text:span text:style-name="T15">v temnotách a v tieni</text:span> smrti.“ V latinskom texte (vol. I, p. 312) znie tento text takto: „et illúmina sedéntes in ténebris et umbra mortis.“ Tento text je totožný s veršom Lc 1, 79 (NVg), ktorý v chválospeve Benediktus (napr. ordinárium, vol. I, p. 561) znie: „qui in tenébris et in umbra mortis sedent“. Preto sa domnievam, že uvedená antifóna v slovenčine by mala rešpektovať zaužívaný slovný zvrat z Benediktusu, „vo tme a v tôni smrti“ a záver by mal znieť: „príď a osvieť tých, čo sedia <text:span text:style-name="T15">vo tme a v tôni</text:span> smrti.“</text:p>
        </text:list-item>
      </text:list>
      <text:h text:style-name="Heading_20_3" text:outline-level="3">Zosúladenia hymnov</text:h>
      <text:list xml:id="list41689932" text:style-name="L18">
        <text:list-item>
          <text:p text:style-name="P18">Prvé a druhé vešpery slávnosti Nanebovstúpenia Pána majú ten istý hymnus, avšak nachádza sa v ňom odlišná interpunkcia (koniec 1. a 2. strofy).</text:p>
        </text:list-item>
      </text:list>
      <text:p text:style-name="P2">Prvé vešpery (zv. II, str. 881; poznámky v hranatých zátvorkách):</text:p>
      <text:p text:style-name="P35">Ježišu, spása hriešnikov, <text:line-break/>ty láska, slnko našich dní, <text:line-break/>Stvoriteľ ľudí, vesmíru, <text:line-break/>ty človek časov posledných<text:span text:style-name="T15">!</text:span> [výkričník]</text:p>
      <text:p text:style-name="P35">Aká ťa láska premohla, <text:line-break/>že si na seba hriechy vzal <text:line-break/>a hroznú smrť si podstúpil, <text:line-break/>by si z nás kliatbu smrti sňal<text:span text:style-name="T15">?!</text:span> [otáznik nasledovaný výkričníkom]</text:p>
      <text:p text:style-name="P2">Druhé vešpery (zv. II, str. 901):</text:p>
      <text:p text:style-name="P35"><text:soft-page-break/>Ježišu, spása hriešnikov, <text:line-break/>ty láska, slnko našich dní, <text:line-break/>Stvoriteľ ľudí, vesmíru, <text:line-break/>ty človek časov posledných<text:span text:style-name="T15">.</text:span> [bodka]</text:p>
      <text:p text:style-name="P35">Aká ťa láska premohla, <text:line-break/>že si na seba hriechy vzal <text:line-break/>a hroznú smrť si podstúpil, <text:line-break/>by si z nás kliatbu smrti sňal<text:span text:style-name="T15">!?</text:span> [výkričník nasledovaný otáznikom]</text:p>
      <text:p text:style-name="P2">Zjednotiť (aby bolo rovnako). Je to problém aj v jednozväzkovej LH (str. 844 a 856).</text:p>
      <text:list xml:id="list42343380" text:continue-numbering="true" text:style-name="L18">
        <text:list-item>
          <text:p text:style-name="P18">Hymnus popoludní, rovnaký pre veľkonočné obdobie I aj II (po Nanebovstúpení); odlišne uvedená druhá strofa (odlišná interpunkcia), poznámky uvádzam v hranatých zátvorkách.</text:p>
        </text:list-item>
      </text:list>
      <text:p text:style-name="P2">Veľkonočné obdobie I, zv. II, str. 518 (tak aj jednozväzková LH, str. 644):</text:p>
      <text:p text:style-name="P35">Hľa, zázrak, ľudia! V okolí <text:line-break/>vstávajú z hrobov mŕtvoly <text:line-break/>ako to zrno spod hrudy<text:span text:style-name="T15">,</text:span> [čiarka] <text:line-break/>duch mŕtvu schránku oživí.</text:p>
      <text:p text:style-name="P2">Veľkonočné obdobie II, zv. II, str. 913:</text:p>
      <text:p text:style-name="P35">Hľa, zázrak, ľudia! V okolí <text:line-break/>vstávajú z hrobov mŕtvoly <text:line-break/>ako to zrno spod hrudy [bez interpunkcie] <text:line-break/>duch mŕtvu schránku oživí.</text:p>
      <text:p text:style-name="P2">Veľkonočné obdobie II, jednozväzková LH, str. 867:</text:p>
      <text:p text:style-name="P35">Hľa, zázrak, ľudia! V okolí <text:line-break/>vstávajú z hrobov mŕtvoly <text:line-break/>ako to zrno spod hrudy<text:span text:style-name="T15">:</text:span> [dvojbodka] <text:line-break/>duch mŕtvu schránku oživí.</text:p>
      <text:p text:style-name="P2">Pravdepodobne pri príprave jednozväzkovej LH si zostavovatelia všimli, že vo veľkonočnom období II nedáva text bez interpunkcie zmysel, a tak vložili dvojbodku, avšak tým vznikli tri rôzne podoby toho istého hymnu. Zjednotiť (aby bolo rovnako).</text:p>
      <text:h text:style-name="Heading_20_3" text:outline-level="3">Opravy v chválospevoch</text:h>
      <text:list xml:id="list41649621" text:style-name="L5">
        <text:list-item>
          <text:p text:style-name="P19">Chválospev „Aleluja. Spása, sláva“ zo Zjv 19, 1-2. 5-7 (používa sa v druhých nedeľných vešperách každého týždňa žaltára), by mal rešpektovať liturgický preklad. Ide o tieto opravy:</text:p>
        </text:list-item>
        <text:list-item>
          <text:p text:style-name="P33">Zmeniť bodku na výkričník na konci 2. strofy (za „malí i veľkí“), verš 5.</text:p>
        </text:list-item>
        <text:list-item>
          <text:p text:style-name="P33">V 3. strofe upraviť verše tak, aby boli samostatnými vetami. Za „náš všemohúci Boh“ odstrániť bodkočiarku, nahradiť bodkou. Začiatok „Radujme sa“ má byť s veľkým začiatočným písmenom „R“.</text:p>
        </text:list-item>
        <text:list-item>
          <text:p text:style-name="P33">Sloveso „jasajme“ (verš 7) nahradiť slovesom „plesajme“, ako má liturgický preklad.</text:p>
        </text:list-item>
      </text:list>
      <text:p text:style-name="P2">Výskyt: zv. I, str. 575, 681, 789, 902, 1127, 1147. Všade má chybu aj referencia, uvedená ako Zjv 19, 1-7. Má byť: „Zjv 19, 1-2. 5-7“ (tak je v latinskej pôvodine a aj na väčšine ostatných miest v slovenských zväzkoch II až IV). Táto chyba v referencii je aj v indexe chválospevov na str. 1504 (posledný chválospev na strane).</text:p>
      <text:p text:style-name="P2"><text:soft-page-break/>Naviac, na str. 575 sú jedny zátvorky okolo „Aleluja“ čierne – majú byť červenou farbou. Okrem toho, str. 575-576 tieto červené zátvorky má obyčajným rezom písma, na iných miestach sú však tučným písmom.</text:p>
      <text:p text:style-name="P2">zv. II, str. 1061. 1178*. 1301. 1415; </text:p>
      <text:p text:style-name="P2">zv. IV, str. 555* [tu má chybu aj referencia, uvedená ako Zjv 19, 1-7], 637*, 795*, 955*, 1113*, 1695*, 1715*. Hviezdička (*) znamená, že na uvedených miestach bolo opravené veľké začiatočné písmeno „R“ v slove „Radujme sa...“.</text:p>
      <text:list xml:id="list42355252" text:continue-numbering="true" text:style-name="L5">
        <text:list-item>
          <text:p text:style-name="P19">S tým súvisí nasledovná pripomienka. Vo veľkonočnom období pre tento chválospev v nepárne veľkonočné nedele (3., 5. a 7. veľkonočná nedeľa, zv. II, str. 672. 794. 942) je nasledovná antifóna: „Aleluja. Začal kraľovať náš Pán; <text:span text:style-name="T15">jasajme</text:span> a vzdávajme mu slávu. Aleluja.“ Domnievam sa, že tak, ako je v liturgickom preklade, verš 7, slovo „plesajme“, má byť aj tu. Totiž latinská pôvodina antifóny (vol. II, p. 578. 678. 797) má presný citát Neuvulgáty, text Ap 19, 7, ktorý v liturgickom preklade (exsultémus) znie: „Radujme sa a <text:span text:style-name="T15">plesajme</text:span>, vzdávajme mu slávu“, teda malo by byť aj v antifóne „plesajme“. Správne má antifóna znieť: „Aleluja. Začal kraľovať náš Pán; <text:span text:style-name="T15">plesajme</text:span> a vzdávajme mu slávu. Aleluja.“</text:p>
        </text:list-item>
        <text:list-item>
          <text:p text:style-name="P19">Chválospev „Nech je zvelebený Boh“ (Tob 13), utorok 1. týždňa žaltára, pranné chvály, je v I. zväzku uvedený skrátený (latinská pôvodina je dlhšia; vol. I, p. 605-606), slovenský zv. I, str. 596-597; všetky ostatné zväzky LH ho majú správne podľa latinskej pôvodiny. Chyba je v 3. strofe zväzku I, ktorá v skutočnosti má mať 2 strofy. Chybná odvolávka (červenou farbou): „Tob 13, 2-5b. 6f-8“, správne má byť: „Tob 13, 2-8“; <text:span text:style-name="T18">chybná odvolávka je aj vo zväzku II, str. 1083,</text:span> pričom text chválospevu je správny (ostatné 2 zväzky [III, IV] slovenského prekladu LH aj jednozväzková LH majú odvolávku aj text správne; tento odkaz je potrebné opraviť aj v indexe chválospevov na str. 1503, kde je to 5. odkaz zhora). Uvádzam chybné znenie zo zväzku I a aj správne znenie (doplnený text podčiarknutý; aby bolo jasné, kde končia strofy, vyznačil som to červenými pomlčkami na konci strof).</text:p>
        </text:list-item>
      </text:list>
      <text:p text:style-name="P3">Chybne:</text:p>
      <text:p text:style-name="P9">Bude vás trestať za vaše zločiny * <text:line-break/><text:tab/>a zas sa nad vami zľutuje. <text:line-break/>A teraz pozrite, čo s vami urobil, * <text:line-break/><text:tab/>a oslavujte ho celým svojím hlasom. <text:line-break/>Velebte Pána spravodlivosti * <text:line-break/><text:tab/>a chváľte Kráľa vekov. <text:span text:style-name="T5">—</text:span></text:p>
      <text:p text:style-name="P3">Správne:</text:p>
      <text:p text:style-name="P9">Bude vás trestať za vaše zločiny * <text:line-break/><text:tab/>a zas sa nad vami zľutuje. <text:line-break/><text:span text:style-name="T15">Zhromaždí vás zo všetkých národov, *</text:span><text:line-break/><text:tab/><text:span text:style-name="T15">uprostred ktorých ste boli rozptýlení.</text:span><text:line-break/><text:span text:style-name="T15">Keď sa k nemu obrátite †</text:span><text:line-break/><text:tab/><text:span text:style-name="T15">celým svojím srdcom a celou svojou dušou *</text:span><text:line-break/><text:tab/><text:span text:style-name="T15">a budete pred ním konať pravdu,</text:span><text:line-break/><text:span text:style-name="T15">on sa obráti k vám *</text:span><text:line-break/><text:tab/><text:span text:style-name="T15">a už neskryje pred vami svoju tvár.</text:span> <text:span text:style-name="T5">—</text:span></text:p>
      <text:p text:style-name="P9">A teraz pozrite, čo s vami urobil, * <text:line-break/><text:tab/>a oslavujte ho celým svojím hlasom. <text:line-break/>Velebte Pána spravodlivosti * <text:line-break/><text:tab/>a chváľte Kráľa vekov. <text:span text:style-name="T5">—</text:span></text:p>
      <text:list xml:id="list42345568" text:continue-numbering="true" text:style-name="L5">
        <text:list-item>
          <text:p text:style-name="P19"><text:soft-page-break/>Pre chválospev „Udrite na bubny“ (Jdt 16) je chybne uvedené číslo verša „2a“ („Jdt 16, 1-2a. 13-15“); latinská pôvodina má: „Jdt 16, 1-2. 13-15“.</text:p>
        </text:list-item>
      </text:list>
      <text:h text:style-name="Heading_20_3" text:outline-level="3">Zakončenia modlitieb</text:h>
      <text:p text:style-name="Standard">Zakončenia modlitieb pre ranné chvály, posvätné čítanie a vešpery (dlhšie zakončenia), ktoré sú v ordináriu (zv. I resp. II), neobsahujú časť textu podľa pôvodiny (zmienka o „Deus“, „ty si Boh“). Latinské znenie: „Qui vivis et regnas cum Deo Patre in unitáte Spíritus Sancti, <text:span text:style-name="T15">Deus</text:span>, per ómnia saecula saeculórum.“ Správne (teda aj vrátane „ty si Boh“) je zakončenie uvedené v ordináriu ostatných dvoch zväzkov LH (zv. III, str. 654, aj zv. IV, str. 596).</text:p>
      <text:p text:style-name="Standard"><text:span text:style-name="T24">Zakončenia použité na týchto miestach vo vlastných častiach túto zmienku („ty si Boh“) obsahujú:</text:span></text:p>
      <text:list xml:id="list41656656" text:style-name="L6">
        <text:list-item>
          <text:p text:style-name="P20">modlitba pre ranné chvály 24. decembra, zv. I, str. 266;</text:p>
        </text:list-item>
        <text:list-item>
          <text:p text:style-name="P20">modlitba dňa pre slávnosť Najsvätejšieho Kristovho tela a krvi, zv. III, str. 618 a 624;</text:p>
        </text:list-item>
        <text:list-item>
          <text:p text:style-name="P20">modlitba pre ranné chvály, utorok, 2. týždeň žaltára, zv. III, str. 891; zv. IV, str. 833;</text:p>
        </text:list-item>
        <text:list-item>
          <text:p text:style-name="P20">modlitba pre vešpery, pondelok, 4. týždeň žaltára, zv. III, str. 1196; zv. IV, str. 1138.</text:p>
        </text:list-item>
      </text:list>
      <text:p text:style-name="Standard">Preto je potrebné opraviť nasledovné miesta:</text:p>
      <text:list xml:id="list41640282" text:style-name="L7">
        <text:list-item>
          <text:p text:style-name="P21">Zv. I, str. 542 (ordinárium): 2. riadok zdola.</text:p>
        </text:list-item>
        <text:list-item>
          <text:p text:style-name="P21">Zv. I: modlitba na str. 57 a 60.</text:p>
        </text:list-item>
        <text:list-item>
          <text:p text:style-name="P21">Zv. II, str. 1024 (ordinárium): 2. riadok zdola.</text:p>
        </text:list-item>
      </text:list>
      <text:p text:style-name="Standard">Chybne uvedené: „Lebo ty žiješ a kraľuješ s Bohom Otcom...“</text:p>
      <text:p text:style-name="Standard">Správne má byť: „Lebo <text:span text:style-name="T15">ty si Boh a</text:span> žiješ a kraľuješ s Bohom Otcom...“ (doplnené slová podčiarknuté).</text:p>
      <text:h text:style-name="Heading_20_3" text:outline-level="3">Opravy odkazov, referencií, číslovania veršov</text:h>
      <text:list xml:id="list42323821" text:continue-list="list42345568" text:style-name="L5">
        <text:list-item>
          <text:p text:style-name="P19"><text:span text:style-name="T18">Prvé čítanie na sviatok sv. Štefana, 26. decembra (zv. I, str. 1082) má chybne uvedené jedno číslo verša. Uvádzam pôvodný odkaz: „6, 8 – 7, 2a. 44-</text:span><text:span text:style-name="T17">46</text:span><text:span text:style-name="T18">; 8, 1a“, chyba je podčiarknutá, správne má byť „60“, teda: „6, 8 – 7, 2a. 44-</text:span><text:span text:style-name="T17">60</text:span><text:span text:style-name="T18">; 8, 1a“. Naviac, ako je uvedené </text:span>aj<text:span text:style-name="T18"> nižšie, odkaz nemá byť tučným písmom (ale iba obyčajným červeným písmom).</text:span></text:p>
        </text:list-item>
        <text:list-item>
          <text:p text:style-name="P19"><text:span text:style-name="T18">Posvätné čítanie, 2. čítanie pre 8. január (zv. I, str. 476), má dvojitú chybu v odkaze. Namiesto čiarky v číslach uvedenej Reči má byť bodka (latinský zv. I, p. 503 to má tak); ďalej chýba medzera pred číslovkou „862“. Chybne: „Nn. 2</text:span><text:span text:style-name="T17">,</text:span><text:span text:style-name="T18"> 6-8. 10: PG 10, 854. 858-</text:span><text:span text:style-name="T17">859.862</text:span><text:span text:style-name="T18">“ Správne: „Nn. 2</text:span><text:span text:style-name="T17">.</text:span><text:span text:style-name="T18"> 6-8. 10: PG 10, 854. 858-859.</text:span><text:span text:style-name="T17"> </text:span><text:span text:style-name="T18">862“ (chyby aj opravy sú podčiarknuté, hoci to príliš nie je vidno).</text:span></text:p>
        </text:list-item>
        <text:list-item>
          <text:p text:style-name="P19"><text:span text:style-name="T18">Skratka pre „Sources Chrétiennes“ je vo zväzkoch II., III. a IV. uvedená „SCh“, nie „SC“, ako uvádza zv. I. Treba opraviť na „SCh“ nasledovných miestach (uvádzam strany, nakoľko vždy – okrem posledného výskytu v zozname skratiek – ide o referenciu pri druhom čítaní posvätného čítania): zv. I, str. 47, 115, 142, 159, 218, 1135, 1515.</text:span></text:p>
        </text:list-item>
        <text:list-item>
          <text:p text:style-name="P19"><text:span text:style-name="T18">Zv. I, str. 1147, výročie posviacky chrámu, druhé vešpery, krátke čítanie: Odkaz uvádza aj verš 1a, avšak ten v citovanej pasáži nie je. Správna odvolávka má byť: „Zjv 21, 2-3. 22. 27“ („1a“ sa síce nachádza v latinskom znení, ale tam má svoje opodstatnenie; vol. I, p. 1059 – Neovulgáta totiž sloveso „Videl som“ („Et vidi“) má iba na začiatku verša 1, vo </text:span><text:soft-page-break/><text:span text:style-name="T18">verši 2 sa už neopakuje; slovenskí prekladatelia ho však vložili aj na začiatok 2. verša, a teda odkaz nemusí verš „1a“ obsahovať, nakoľko to čitateľa mätie.).</text:span></text:p>
        </text:list-item>
        <text:list-item>
          <text:p text:style-name="P19"><text:span text:style-name="T18">Zv. I, str. 1501 (index žalmov): Pre ťalm 122 je prvá odvolávka (na stranu 757) uvedená chybne: Na str. 757 tento žalm nie je. Má tam byť uvedené číslo strany 884.</text:span></text:p>
        </text:list-item>
        <text:list-item>
          <text:p text:style-name="P19"><text:span text:style-name="T24">Druhé nedeľné vešpery, žaltár, žalm 110: V myšlienke k žalmu má byť „Porov.“, nakoľko ide o parafrázu, nie priamu citáciu 1 Kor 15, 25. Takto to je správne v zv. II pre 1., 3. a 4. týždeň žaltára; chýba to pre 2. nedeľu žaltára (zv. II, str. 1174). Zväzky I, III a IV majú chybu pre všetky týždne žaltára: Zv. I, str. 573, 678, 787, 899. Zväzok III: str. 693, 851, 1011, 1169. Zväzok IV: str. 635, 793, 953, 1111.</text:span></text:p>
        </text:list-item>
        <text:list-item>
          <text:p text:style-name="P19"><text:span text:style-name="T24">Žalm 114: chybne naviac čiarka za „ako barance“ (3. sloha, verš „Vrchy, prečo poskakujete ako barance / a vy, pahorky, ako jahňatá?“) <text:s/>pre veľkonočnú nedeľu, LH zv. II, str. 505. V liturgickom preklade čiarka nie je; skontroloval som aj ostatné miesta vo všetkých 4 zväzkoch LH (čiarku tam nemajú). Odstrániť čiarku.</text:span></text:p>
        </text:list-item>
        <text:list-item>
          <text:p text:style-name="P19"><text:span text:style-name="T24">Žalm 16, uvedený v kompletóriu, má nadpis (červenou) „Pán je môj dedičný podiel“; myšlienka k žalmu má odkaz „(Porov. Sk 2, 24)“. Avšak žalm 16, uvedený v žaltári, prvé vešpery, 2. nedeľa žaltára, má nadpis iný: „Pán – môj dedičný podiel“ (namiesto slovka „je“ tam je pomlčka) a odkaz nemá „Porov.“, teda je iba: „(Sk 2, 24)“. Je to takto odlišne vo všetkých zväzkoch LH (zv. I, str. 662, 1012 – tam vypadlo „Porov.“ na oboch miestach; zv. II; zv. III, str. 830, 1320 a zv. IV majú v kompletóriu „Porov.“). Podľa mňa by to na oboch miestach malo byť rovnako. V odkaze by malo byť „Porov.“, nakoľko to nie je presná citácia. Zároveň treba zosúladiť nadpis pod žalmom (v latinskej pôvodine je na oboch miestach rovnako: „Dominus pars hereditatis meae“).</text:span></text:p>
        </text:list-item>
      </text:list>
      <text:h text:style-name="Heading_20_3" text:outline-level="3">Antifóny k chválospevom vešpier 2. a 4. týždňa žaltára</text:h>
      <text:p text:style-name="Standard">Až na jedinú výnimku sú v latinskom typickom znení antifóny k chválospevom vešpier 2. a 4. týždňa žaltára rovnaké. Keďže zväzok I LH sa prekladal ako prvý, pričom neobsahuje tieto antifóny pre 4. týždeň,<text:note text:id="ftn1" text:note-class="footnote"><text:note-citation>1</text:note-citation><text:note-body><text:p text:style-name="Footnote">Adventné obdobie II má samostatné antifóny pre konkrétny deň; vianočné obdobie netrvá tak dlho, aby sa použil 4. týždeň žaltára.</text:p></text:note-body></text:note> pri preklade ďalších zväzkov sa len doprekladali tieto chýbajúce antifóny pre 4. týždeň žaltára. Tieto preklady pre 4. týždeň žaltára sú lepšie, presnejšie a vernejšie latinskému typickému vydaniu. Prekladatelia si ale nevšimli, že v latinskom typickom vydaní sú zhodné s antifónami pre 2. týždeň žaltára (ktoré ponechali bez opráv). Preto v slovenskej LH (zväzky II, III a IV) sa tieto antifóny líšia. Navrhujem ich zjednotiť (oboje sú schválené; len sa použije práve jedna z dvojice, a to tá, ktorá presnejšie zodpovedá latinskej pôvodine). Pre zv. I to znamená opravy na str. 696-697, 711-712, 727-728.</text:p>
      <text:p text:style-name="Standard">Správne znenie i argumentáciu v prospech tejto opravy uvádzam v samostatnej prílohe.</text:p>
      <text:h text:style-name="Heading_20_3" text:outline-level="3">Ostatné opravy</text:h>
      <text:list xml:id="list41657614" text:style-name="L8">
        <text:list-item>
          <text:p text:style-name="P22">Posvätné čítanie, 2. čítanie pre 27. decembra (zv. I, str. 1096), nadpis: „Z Traktátov svätého biskupa Augustína <text:span text:style-name="T15">o Jánovom liste</text:span>“: Drobnosť: Na konci nemá byť bodka. Hlavná pripomienka: Hoci sa tu rešpektuje latinská pôvodina („Ex Tractatibus sancti Augustini episcopi in Epistolam Ioannis“, vol. I, p. 1014), pravdepodobne aj ona obsahuje chybu (treba pozrieť PL 35, 1978. 1980). Vychádzajúc z toho, že toto isté čítanie (z PL 35, len o niekoľko stĺpcov ďalej, PL 35, 2008-2009), ktoré je použité v cezročnom období, piatok 6. týždňa, má v latinskom i slovenskom použité „Ex Tractatibus sancti Augustini episcopi in Epistolam primam Ioannis“ (zv. III, p. 184) resp. „Z Traktátov svätého biskupa Augustína <text:span text:style-name="T15">o Prvom Jánovom liste</text:span>“, domnievam sa, <text:soft-page-break/>že aj pre predmetné čítanie 27. decembra má nadpis obsahovať uvedené, že ide o Augustínove traktáty „<text:span text:style-name="T15">o Prvom Jánovom liste</text:span>“. Pre zaujímavosť, aj český preklad Liturgie hodín na oboch miestach uvádza, že ide o traktát <text:span text:style-name="T14">k Prvému</text:span> Jánovmu listu.</text:p>
        </text:list-item>
        <text:list-item>
          <text:p text:style-name="P22">Ordinárium, záverečná modlitba pre posvätné čítanie (zv. I, str. 542), uvádza dlhšie zakončenie modlitieb. V časti „Ak sa obracia na Syna“ vypadlo „si Boh a“. Má byť (doplnené podčiarknuté): „Lebo ty <text:span text:style-name="T15">si Boh a</text:span> žiješ a kraľuješ s Bohom Otcom...“ (zv. I, str. 542)</text:p>
        </text:list-item>
        <text:list-item>
          <text:p text:style-name="P22"><text:span text:style-name="T18">Odkaz na zdroj druhého čítania pre výročie posviacky chrámu, zv. I, str. 1135, je vo všetkých 4 zväzkoch latinského vydania nasledovný: PG 12, 871-872. Slovenský preklad má vo všetkých 4 zväzkoch: SCh 71, 244-246 (samozrejme, na str. 1135 treba zmeniť „SC“ na „SCh“). Prečo je to tak, neviem...</text:span></text:p>
        </text:list-item>
        <text:list-item>
          <text:p text:style-name="P22"><text:span text:style-name="T24">Ako je to s poslednou slohou hymnu na kompletórium vo veľkonočnom období? V latinskom typickom vydaní, vol. II, p. 445. 770, má hymnus 5 slôh, pričom 5. strofa je totožná so záverečnou strofou pre ostatné modlitby (napr. vešpery); správne je v slovenskej LH preložená nasledovne:</text:span></text:p>
        </text:list-item>
      </text:list>
      <text:p text:style-name="P35">Tebe buď sláva, Ježišu,<text:line-break/>ktorý si slávne z mŕtvych vstal;<text:line-break/>Otcovi, Duchu Svätému<text:line-break/>nech večne zuní pieseň chvál. Amen.</text:p>
      <text:p text:style-name="P2">Tak je to uvedené v slovenskom preklade LH, zv. II, str. 511-512 a str. 909 (teda v propriách veľkonočného obdobia I a II).</text:p>
      <text:p text:style-name="P2">Latinská pôvodina má hymny pre kompletórium uvedené ešte v ordináriu (p. 874-876); tam je hymnus kompletória pre veľkonočné obdobie zakľúčený rovnako ako na p. 445 et 770.</text:p>
      <text:p text:style-name="P2">V slovenskom preklade LH sú však hymny v kompletóriovej časti na konci žaltára (zv. II, str. 1511); tam je uvedené iné zakončenie (také uvádza aj jednozväzková LH):</text:p>
      <text:p text:style-name="P35">Ježišu, víťaz nad smrťou,<text:line-break/>ty verným žiariš v ústrety;<text:line-break/>sláva ti s Otcom naveky<text:line-break/>v jednote s Duchom Presvätým. Amen.</text:p>
      <text:p text:style-name="P2">Odkiaľ pochádza táto posledná časť? Prekladom čoho je?! Domnievam sa, že by to tam bolo potrebné opraviť a použiť 5. strofu „Tebe buď sláva, Ježišu“, ako je vo vlastnej časti veľkonočného obdobia I a II.</text:p>
      <text:h text:style-name="Heading_20_3" text:outline-level="3">Kompletórium – rubriky</text:h>
      <text:p text:style-name="Standard"><text:span text:style-name="T22">V latinskom druhom typickom vydaní vo všetkých 4 zväzkoch sa v časti kompetória (na konci žaltára) nachádza rubrikový nadpis „</text:span><text:span text:style-name="T6">Oratio</text:span><text:span text:style-name="T22">“, ktorý zodpovedá slovenskému rubrikovému názvu „</text:span><text:span text:style-name="T6">MODLITBA</text:span><text:span text:style-name="T22">“, ako je v kompletóriu uvedené vo zväzku I, strany 996 až 1017 na príslušných miestach. Zdá sa, že chyba oproti latiskej pôvodine je vo zväzkoch II, III a IV, kde namiesto červeného kapitálkového (rubrikového) textu „</text:span><text:span text:style-name="T6">MODLITBA</text:span><text:span text:style-name="T22">“ sa nachádza čiernym písmom "</text:span><text:span text:style-name="Strong_20_Emphasis"><text:span text:style-name="T22">Modlime sa.</text:span></text:span><text:span text:style-name="T22">" (eventuálne s chýbajúcou bodkou -- to, že chýba bodka, bolo mojím prvým zistením; každopádne bodku by bolo treba doplniť pre zväzok II, ak text má ostať, ako </text:span><text:span text:style-name="T22">je uvedený). Navrhujem teda zväzok I v tomto smere považovať za smerodajný a opraviť vo zväzkoch II, III a IV v časti pre kompletórium túto skutočnosť, z nasledovných dôvodov a nasledovným spôsobom.</text:span></text:p>
      <text:p text:style-name="Standard"><text:soft-page-break/><text:span text:style-name="T22">Chápem, že „</text:span><text:span text:style-name="Strong_20_Emphasis"><text:span text:style-name="T22">Modlime sa</text:span></text:span><text:span text:style-name="T22">“ tam bolo pridané na základe ordinária, ale to patrí k všeobecnej znalosti predpisov o LH, že výzva "</text:span><text:span text:style-name="Strong_20_Emphasis"><text:span text:style-name="T22">Modlime sa</text:span></text:span><text:span text:style-name="T22">" sa hovorí pri modlitbách, ktoré predtým nemajú modlitbu „Otčenáš“ (ranné chvály a vešpery). Teda aj pre posvätné čítanie a modlitbu cez deň sa hovorí „</text:span><text:span text:style-name="Strong_20_Emphasis"><text:span text:style-name="T22">Modlime sa</text:span></text:span><text:span text:style-name="T22">"“ – a LH <text:s/>to na príslušných miestach neuvádza, lebo je to </text:span><text:span text:style-name="T22">explicitne uvedené len v ordináriu. Rovnako by sa to nemalo uvádzať ani v kompletóriu, mal by tam byť len rubrikový nadpis „</text:span><text:span text:style-name="T6">MODLITBA</text:span>“.</text:p>
      <text:p text:style-name="Standard"><text:span text:style-name="T22">Základným problémom v slovenskej LH v podstate ostáva to, že v latinskom typickom vydaní sa nachádza v ordináriu aj poriadok pre kompletórium, kde je explicitne uvedené (podobne ako napr. pre posvätné čítanie), že modlitba sa prednáša po výzve „Orémus“ („Modlime sa“). Vo vlastnej časti kompletória, ktoré sa nachádza na konci žaltára, sú už uvedené len tie časti, ktoré sú pre každý deň samostatné; preto tam jestvuje okrem rubriky „</text:span><text:span text:style-name="T6">PSALMÓDIA</text:span><text:span text:style-name="T22">“ atď. aj rubrika „</text:span><text:span text:style-name="T6">MODLITBA</text:span><text:span text:style-name="T22">“. Keďže slovenskí prekladatelia sa rozhodli, že v ordináriu bude len krátka zmienka o kompletóriu (teda nie celý poriadok modlitby kompletória, ktorý je uvedený na konci žaltára aj spolu s ostatnými textami špecifickými pre každý deň), zrejme chceli na príslušnom mieste na konci žaltára vo zväzkoch II, III a IV zdôrazniť, že sa povie výzva </text:span><text:span text:style-name="T22">„</text:span><text:span text:style-name="Strong_20_Emphasis"><text:span text:style-name="T22">Modlime sa</text:span></text:span><text:span text:style-name="T22">“. Je logické, že tak učinili na jedinom mieste, kde je poriadok kompletória uvedený...</text:span></text:p>
      <text:p text:style-name="Standard"><text:span text:style-name="T23">Zlúčením poriadku kompletória (z latinského ordinária) a vlastnej časti kompletória pre jednotlivé dni týždňa (ako uvádza latinský text na konci žaltára) sa jednoznačne čosi v slovenskom preklade stratilo.</text:span><text:span text:style-name="T22"> Obe možnosti (či už vo zv. I, alebo v ostatných 3 zväzkoch) sú preto neúplné: buď chýba rubrikový nadpis „</text:span><text:span text:style-name="T6">MODLITBA</text:span><text:span text:style-name="T22">“, alebo chýba uvedenie výzvy „</text:span><text:span text:style-name="Strong_20_Emphasis"><text:span text:style-name="T22">Modlime sa</text:span></text:span><text:span text:style-name="T22">“.</text:span></text:p>
      <text:p text:style-name="P12">Preto či už tak, alebo onak, ideálne by možno bolo, keby bolo v kompletóriu pre každý deň uvedené:</text:p>
      <text:p text:style-name="P6">MODLITBA</text:p>
      <text:p text:style-name="P5"><text:span text:style-name="T5">Nasleduje modlitba, pred ktorou sa povie výzva </text:span>Modlime sa<text:span text:style-name="T5">. Odpovedá sa: </text:span>Amen<text:span text:style-name="T5">.</text:span></text:p>
      <text:p text:style-name="Standard"><text:span text:style-name="T22">(Vyššie uvedené je voľným prekladom z latinského textu prispôsobené potrebám vlastnej časti pre kompletórium na konci žaltára, inšpirované slovenským prekladom ordinária pre modlitbu cez deň.) „</text:span><text:span text:style-name="T6">MODLITBA</text:span><text:span text:style-name="T22">“ je tam uvedené v zväzku I; červený rubrikový text malým písmom by uvádzal to, čo prekladatelia následne pravdepodobne „opravili“ v ostatných zväzkoch, teda poukaz na to, že sa povie výzva „Modlime sa.“ (Možno by za modlitbou explicitne „Amen.“ ani nemuselo byť uvedené.)</text:span></text:p>
      <text:p text:style-name="P11"><text:span text:style-name="T22">Chápem, že to sa teraz zrejme nepodarí (posunulo by to riadkovanie). Aspoň to bude v evidencii pre revíziu. Ponechám na Vás, čo v reedícii urobiť: či len vo zväzku II doplniť bodky (a ponechať zväzok I bezo zmien), alebo vo zväzkoch II, III a IV výzvu „</text:span><text:span text:style-name="Strong_20_Emphasis"><text:span text:style-name="T22">Modlime sa</text:span></text:span><text:span text:style-name="T22">“ nahradiť rubrikovým textom „</text:span><text:span text:style-name="T6">MODLITBA</text:span><text:span text:style-name="T22">“. Alebo napokon či vo zväzkoch II, III a IV výzvu „</text:span><text:span text:style-name="Strong_20_Emphasis"><text:span text:style-name="T22">Modlime sa</text:span></text:span><text:span text:style-name="T22">“ nahradiť rubrikovým textom „</text:span><text:span text:style-name="T6">MODLITBA</text:span><text:span text:style-name="T22">“ a vo všetkých zväzkoch doplniť rubrikový text z poriadku modlitby ordinária v približne nasledovnom (prípadne upravenom) znení: „</text:span><text:span text:style-name="T6">Nasleduje modlitba, pred ktorou sa povie výzva </text:span><text:span text:style-name="T22">Modlime sa</text:span><text:span text:style-name="T6">. Odpovedá sa: </text:span><text:span text:style-name="T22">Amen</text:span><text:span text:style-name="T6">.</text:span><text:span text:style-name="T22">“</text:span></text:p>
      <text:h text:style-name="Heading_20_3" text:outline-level="3">Sviatostné formule</text:h>
      <text:p text:style-name="Standard">Nedávno vyšla nová liturgická kniha, „obrad Pomazania chorých“ (článok o tom bol v TK KBS, http://www.tkkbs.sk/view.php?cisloclanku=20110127016). Dekrét o tom je na stránke KBS: <text:a xlink:type="simple" xlink:href="http://www.kbs.sk/?cid=1296122049">http://www.kbs.sk/?cid=1296122049</text:a> </text:p>
      <text:p text:style-name="Standard">Nachádzajú sa tam aj zmenené sviatostné formuly. Týka sa to formule Pomazania chorých, viatika aj úplných odpustkov, ktoré sú všetky nové, uverejnené v tomto obrade Pomazania chorých. Bolo by potrebné tie sviatostné formuly, uvedené v zv. I, str. 1493-1494, prispôsobiť aktuálne platným (t. j. novým) sviatostným formuliam (samozrejme, týka sa to aj ostatných <text:soft-page-break/>zväzkov LH). Žiaľ, nemám k dispozícii túto liturgickú knihu, a teda neviem, aké presne znenie je potrebné použiť; verím však, že túto liturgickú knihu máte k dispozícii.</text:p>
      <text:h text:style-name="Heading_20_2" text:outline-level="2">Zalomenie textov</text:h>
      <text:h text:style-name="Heading_20_3" text:outline-level="3">Zalomenie poetických textov do strof a veršov</text:h>
      <text:list xml:id="list41639152" text:style-name="L9">
        <text:list-item>
          <text:p text:style-name="P23">Žalm 144, verše 7-8: V latinskej pôvodine (vol. II, p. 1221. 1250) sú tieto 2 verše zalomené rovnako na oboch miestach (žaltár, utorok 4. týždňa, ranné chvály, štvrtok 4. týždňa, vešpery). V slovenskom je chybne zalomený Žalm 144, 1-10 (utorok 4. týždňa, ranné chvály) takto [odsadenie je úmyselne prehnané, aby vynikli odlišnosti]:</text:p>
        </text:list-item>
      </text:list>
      <text:p text:style-name="P8">Vystri ruku z výsosti; †<text:line-break/><text:tab/>vytrhni ma a vysloboď z prívalov, *<text:line-break/><text:tab/>z rúk cudzincov; <text:line-break/>ich ústa luhajú * <text:line-break/><text:tab/>a ich pravica je krivoprísažná.</text:p>
      <text:p text:style-name="P4">Správne má byť (tak je to pre Žalm 144, I):</text:p>
      <text:p text:style-name="P7">Vystri ruku z výsosti; * <text:line-break/><text:tab/>vytrhni ma a vysloboď z prívalov, <text:line-break/>z rúk cudzincov; † <text:line-break/><text:tab/>ich ústa luhajú * <text:line-break/><text:tab/>a ich pravica je krivoprísažná.</text:p>
      <text:list xml:id="list42345809" text:continue-numbering="true" text:style-name="L9">
        <text:list-item>
          <text:p text:style-name="P36">Žalm 119, 105-112 (Nún), zv. I, str. 660, v prvých vešperách 2. nedele žaltára: Posledné 2 riadky sú zalomené chybne. Vyznačil som umiestnenie slova „tvoje“ podčiarknutím.</text:p>
        </text:list-item>
      </text:list>
      <text:p text:style-name="P10"><text:span text:style-name="T10">Prisahal som a trvám na tom, * <text:line-break/><text:tab/>že budem zachovávať </text:span><text:span text:style-name="T11">tvoje</text:span><text:span text:style-name="T10"> <text:line-break/><text:tab/><text:tab/>spravodlivé výroky. </text:span><text:span text:style-name="T12">—</text:span></text:p>
      <text:p text:style-name="P3">Správne má byť (tak je to napr. vo zv. III, str. 829):</text:p>
      <text:p text:style-name="P7"><text:span text:style-name="T8">Prisahal som a trvám na tom, * <text:line-break/><text:tab/>že budem zachovávať <text:line-break/><text:tab/><text:tab/></text:span><text:span text:style-name="T9">tvoje</text:span><text:span text:style-name="T8"> spravodlivé výroky. </text:span><text:span text:style-name="T13">—</text:span></text:p>
      <text:p text:style-name="P2">Naviac, v druhom výskyte tohto žalmu v žaltári (modlitba cez deň, streda 3. týždňa žaltára, zv. I, str. 832) treba opraviť podnadpis „Nun“ na „Nún“ s dlhým „ú“, ako je to v liturgickom preklade a v prvých vešperách 2. nedele žaltára. Mimochodom, v tomto druhom výskyte je vyššie uvedený verš zalomený na jediný riadok („že budem zachovávať tvoje spravodlivé výroky.“).</text:p>
      <text:h text:style-name="Heading_20_3" text:outline-level="3">Zarovnanie textu, odsadenie</text:h>
      <text:list xml:id="list41664771" text:style-name="L10">
        <text:list-item>
          <text:p text:style-name="P24">Zv. I, str. 299, posledný riadok druhej strofy chválospevu („odpustenie hriechov.“) má byť zarovnaný tak, ako o 3 riadky vyššie („a preniesol...“), teda je treba posunúť ho o jedno odsadenie doľava.</text:p>
        </text:list-item>
        <text:list-item>
          <text:p text:style-name="P24">Zv. I, str. 301: Chybne zarovnaný úvod k prosbám (2. a 3. riadok majú byť odsadené).</text:p>
        </text:list-item>
        <text:list-item>
          <text:p text:style-name="P24">Zv. I, str. 392: Chybne zarovnaný úvod k prosbám (2., 3. a 4. riadok majú byť odsadené).</text:p>
        </text:list-item>
        <text:list-item>
          <text:p text:style-name="P24">Zv. I, str. 656, žalm 117, myšlienka k žalmu: Odkaz v zátvorke, nakoľko je na riadku len sám tento odkaz, má byť zarovnaný na pravý okraj strany (porov. napr. str. 629 alebo <text:soft-page-break/>641). Naviac, v tomto odkaze treba doplniť medzeru za bodku, ktorá oddeľuje čísla veršov 8 a 9. Chybne: „Rim 15, 8.9“. Správne: „Rim 15, 8.  9“ (zvýraznené úmyselne väčšou medzerou).</text:p>
        </text:list-item>
        <text:list-item>
          <text:p text:style-name="P24">Zv. I, str. 618, posledný riadok chválospevu má byť zarovnaný tak, ako o 2 riadky vyššie („a aby...“), teda je treba posunúť ho o jedno odsadenie doľava.</text:p>
        </text:list-item>
        <text:list-item>
          <text:p text:style-name="P24">Zv. I, str. 774, 3. a 4. riadok chválospevu odspodu strany majú byť zarovnané o jedno odsadenie doľava. Správne napr. na str. 663 (Flp 2 sa používa pre každé nedeľné prvé vešpery).</text:p>
        </text:list-item>
        <text:list-item>
          <text:p text:style-name="P24">Zv. I, str. 806, 2. riadok chválospevu zhora má byť zarovnaný tak, ako posledný riadok, teda o 2 riadky nižšie („čo je na nebi...“), teda je treba posunúť ho o jedno odsadenie doľava.</text:p>
        </text:list-item>
      </text:list>
      <text:h text:style-name="Heading_20_2" text:outline-level="2">Gramatické opravy slov</text:h>
      <text:h text:style-name="Heading_20_3" text:outline-level="3">Oprava: „tohoto“ na „tohto“</text:h>
      <text:list xml:id="list41644948" text:style-name="L11">
        <text:list-item>
          <text:p text:style-name="P25">Posvätné čítanie, 2. čítanie na 1. adventnú nedeľu, posledná veta</text:p>
        </text:list-item>
        <text:list-item>
          <text:p text:style-name="P25">Posvätné čítanie, 2. čítanie na utorok 2. adventného týždňa, posledná veta</text:p>
        </text:list-item>
        <text:list-item>
          <text:p text:style-name="P25">Posvätné čítanie, 2. čítanie na stredu 2. adventného týždňa, 3. odstavec od konca čítania, posledná veta</text:p>
        </text:list-item>
        <text:list-item>
          <text:p text:style-name="P25">Posvätné čítanie, 1. čítanie pre 30. decembra, z Listu Kolosanom, predposledný odstavec</text:p>
        </text:list-item>
        <text:list-item>
          <text:p text:style-name="P25">Posvätné čítanie, 2. čítanie pre 24. decembra, 3. odstavec (je to jedna veta)</text:p>
        </text:list-item>
        <text:list-item>
          <text:p text:style-name="P25">Posvätné čítanie, 2. čítanie pre 7. decembra (sv. Ambróza), 2x: prvá veta, potom v 3. odstavci 2. veta</text:p>
        </text:list-item>
        <text:list-item>
          <text:p text:style-name="P25">Posvätné čítanie, 1. čítanie pre 8. decembra, 2x: prvá veta, potom v krátkom responzóriu 1. veta („Skrze jedného človeka vstúpil do <text:span text:style-name="T15">tohto</text:span> sveta...“)</text:p>
        </text:list-item>
        <text:list-item>
          <text:p text:style-name="P25">Posvätné čítanie, 2. čítanie pre 4. januára, prvá veta v druhom odstavci</text:p>
        </text:list-item>
        <text:list-item>
          <text:p text:style-name="P25">Posvätné čítanie, 2. čítanie pre 2. januára (sv. Bazila a sv. Gregora), prvá veta v predposlednom odstavci</text:p>
        </text:list-item>
        <text:list-item>
          <text:p text:style-name="P25">Posvätné čítanie, 2. čítanie pre 13. januára (sv. Hilára), 2x: prvá veta v 3. odstavci a 1. veta v 6. odstavci</text:p>
        </text:list-item>
        <text:list-item>
          <text:p text:style-name="P25">Posvätné čítanie, 2. čítanie pre sviatok svätej rodiny (Príhovor Pavla VI.), posledná veta v 6. odstavci: „A predsa neodídeme bez toho, že by sme z <text:span text:style-name="T15">tohoto</text:span> nazaretského domova...“</text:p>
        </text:list-item>
        <text:list-item>
          <text:p text:style-name="P25">Prosby, 5. (teda posledná) prosba v štvrtok 1. adventného týždňa, vešpery („Pamätaj na tých, čo odišli z <text:span text:style-name="T15">tohoto</text:span> sveta v tvojom pokoji,“)</text:p>
        </text:list-item>
        <text:list-item>
          <text:p text:style-name="P25">Posvätné čítanie, 2. antifóna, spoločná časť pre jedného mučeníka („Utrpenia <text:span text:style-name="T15">tohoto</text:span> času...“)</text:p>
        </text:list-item>
        <text:list-item>
          <text:p text:style-name="P25">Posvätné čítanie, 1. čítanie, spoločná časť pre panny, prvá veta 1. odstavca („tvárnosť <text:span text:style-name="T15">tohoto</text:span> sveta sa pomíňa“).</text:p>
        </text:list-item>
        <text:list-item>
          <text:p text:style-name="P25"><text:soft-page-break/>Posvätné čítanie, 1. čítanie, spoločná časť svätých mužov (Múd 5, 1-15), 8. riadok čítania („<text:span text:style-name="T15">Tohoto</text:span> sme mali kedysi na posmech“). To isté čítanie aj pre spoločnú časť svätých žien.</text:p>
        </text:list-item>
        <text:list-item>
          <text:p text:style-name="P25">Posvätné čítanie, 2. čítanie, spoločná časť pre rehoľníkov, posledná veta 1. odstavca („zanechať veci <text:span text:style-name="T15">tohoto</text:span> sveta“); taktiež 2. veta 4. odstavca („Ten užíva veci <text:span text:style-name="T15">tohoto</text:span> sveta....“) a napokon krátke responzórium po tomto čítaní, za hviezdičkou („Lebo tvárnosť <text:span text:style-name="T15">tohoto</text:span> sveta sa pomíňa.“).</text:p>
        </text:list-item>
        <text:list-item>
          <text:p text:style-name="P25">Posvätné čítanie, 2. čítanie, spoločná časť pre tých, čo konali skutky milosrdenstva, posledný odstavec = posledná veta celého čítania („Aj bez <text:span text:style-name="T15">tohoto</text:span> ťa môžem odmeniť...“).</text:p>
        </text:list-item>
        <text:list-item>
          <text:p text:style-name="P25">Posvätné čítanie, 2. čítanie, spoločná časť pre vychovávateľov (Ján Zlatoústy, hom. 59), predposledný odstavec, 3. veta („My <text:span text:style-name="T15">tohoto</text:span> tyrana...“).</text:p>
        </text:list-item>
        <text:list-item>
          <text:p text:style-name="P25">Krátke čítanie, modlitba popoludní, spoločná časť pre výročie posviacky chrámu: „Budúca sláva <text:span text:style-name="T15">tohoto</text:span> domu bude väčšia ako sláva toho prvého;. ...“</text:p>
        </text:list-item>
        <text:list-item>
          <text:p text:style-name="P25">Prosby na ranné chvály, nedeľa, 1. týždeň žaltára, prvá prosba: „Pán vesmíru, z plnosti tvojej dobroty vďačne prijímame prvotiny <text:span text:style-name="T15">tohoto</text:span> dňa,“</text:p>
        </text:list-item>
        <text:list-item>
          <text:p text:style-name="P25">Prosby na ranné chvály, streda, 1. týždeň žaltára, prvá prosba: „Daj, nech s čistým srdcom zasvätíme začiatok <text:span text:style-name="T15">tohoto</text:span> dňa na počesť tvojho vzkriesenia“</text:p>
        </text:list-item>
        <text:list-item>
          <text:p text:style-name="P25">Prosby na ranné chvály, štvrtok, 1. týždeň žaltára, úvod k prosbám: „Vzdávajme vďaky Kristovi, že nám dal svetlo <text:span text:style-name="T15">tohoto</text:span> nového dňa...“</text:p>
        </text:list-item>
        <text:list-item>
          <text:p text:style-name="P25">Prosby na vešpery, piatok, 1. týždeň žaltára, predposledná (teda 4.) prosba: „aby sme ti zostali verní a odišli z <text:span text:style-name="T15">tohoto</text:span> sveta v tvojom pokoji.“</text:p>
        </text:list-item>
        <text:list-item>
          <text:p text:style-name="P25">Prosby na vešpery, sobota, 1. týždeň žaltára, druhá prosba: „Chceme ťa velebiť každú hodinu <text:span text:style-name="T15">tohoto</text:span> dňa“</text:p>
        </text:list-item>
        <text:list-item>
          <text:p text:style-name="P25">Prosby na vešpery, pondelok, 2. týždeň žaltára, posledná prosba: „Odporúčame ti zosnulých biskupov, kňazov a diakonov, ktorých si povolal z <text:span text:style-name="T15">tohoto</text:span> sveta k sebe;“</text:p>
        </text:list-item>
        <text:list-item>
          <text:p text:style-name="P25">Prosby na ranné chvály, utorok, 2. týždeň žaltára, druhá prosba: „ako prvotiny <text:span text:style-name="T15">tohoto</text:span> dňa.“</text:p>
        </text:list-item>
        <text:list-item>
          <text:p text:style-name="P25">Prosby na ranné chvály, streda, 2. týždeň žaltára, druhá prosba: „Obetujeme ti všetku námahu a utrpenie <text:span text:style-name="T15">tohoto</text:span> dňa“</text:p>
        </text:list-item>
        <text:list-item>
          <text:p text:style-name="P25">Krátke čítanie na vešpery, piatok, 2. týždeň žaltára, 2. veta: „Nik z kniežat <text:span text:style-name="T16">tohoto</text:span> veku ju nepoznal.“</text:p>
        </text:list-item>
        <text:list-item>
          <text:p text:style-name="P25">Prosby na ranné chvály, utorok, 3. týždeň žaltára, prvá prosba: „Náš Kráľ a Vykupiteľ, počuj svoju Cirkev, ako ťa na začiatku <text:span text:style-name="T15">tohoto</text:span> dňa chváli“</text:p>
        </text:list-item>
        <text:list-item>
          <text:p text:style-name="P25">Prosby na ranné chvály, streda, 3. týždeň žaltára, posledná prosba: „aby ťa v sile <text:span text:style-name="T15">tohoto</text:span> pokrmu radostne nasledovala.“</text:p>
        </text:list-item>
        <text:list-item>
          <text:p text:style-name="P25">Krátke čítanie na vešpery, streda, 3. týždeň žaltára, 1. veta: „Bohu, ktorý mocou, čo v nás pôsobí, je schopný okrem <text:span text:style-name="T15">tohoto</text:span> všetkého urobiť oveľa viac....“</text:p>
        </text:list-item>
        <text:list-item>
          <text:p text:style-name="P25">Prosby na ranné chvály, štvrtok, 3. týždeň žaltára, druhá prosba: „Na začiatku <text:span text:style-name="T15">tohoto</text:span> dňa vlej do našich sŕdc ochotu verne ti slúžiť,“</text:p>
        </text:list-item>
        <text:list-item>
          <text:p text:style-name="P25">Krátke čítanie na vešpery, streda, 3. týždeň žaltára, 1. veta: „Bohu, ktorý mocou, čo v nás pôsobí, je schopný okrem <text:span text:style-name="T15">tohoto</text:span> všetkého urobiť oveľa viac....“</text:p>
        </text:list-item>
        <text:list-item>
          <text:p text:style-name="P25"><text:soft-page-break/>Krátke čítanie na ranné chvály, štvrtok, 4. týždeň žaltára, 1. veta: „Utrpenia <text:span text:style-name="T15">tohoto</text:span> času nie sú hodny....“</text:p>
        </text:list-item>
        <text:list-item>
          <text:p text:style-name="P25">Prosby na ranné chvály, sobota, 4. týždeň žaltára, prvá prosba: „Bože, Otec všetkých ľudí, ty si nám dal dožiť sa začiatku <text:span text:style-name="T15">tohoto</text:span> dňa;“</text:p>
        </text:list-item>
        <text:list-item>
          <text:p text:style-name="P25"><text:span text:style-name="T24">Prosby na vešpery, streda, 3. adventný týždeň (zv. I, str. 164), posledná prosba: „Pamätaj na tých, čo odišli z </text:span><text:span text:style-name="T25">tohoto</text:span><text:span text:style-name="T24"> sveta v tvojom pokoji,“</text:span></text:p>
        </text:list-item>
        <text:list-item>
          <text:p text:style-name="P25"><text:span text:style-name="T24">Krátke čítanie, modlitba napoludnie, 1., 2. a 3. adventný týždeň; v 4. adventnom týždni je to pre 22. decembra (zv. I, strany 50, 110, 170, 248): „Budúca sláva </text:span><text:span text:style-name="T25">tohoto</text:span><text:span text:style-name="T24"> domu bude väčšia ako sláva toho prvého;. ...“</text:span></text:p>
        </text:list-item>
      </text:list>
      <text:h text:style-name="Heading_20_3" text:outline-level="3">Oprava: „obeť“ na „obeta“</text:h>
      <text:list xml:id="list41646519" text:style-name="L12">
        <text:list-item>
          <text:p text:style-name="P26">Žalm 106, verš 28 (zv. II, str. 1269): latinský text má: „sacrificia mortuorum“, ide teda o obety mŕtvym. Slovenský text má chybne: „jedli z <text:span text:style-name="T15">obetí</text:span> mŕtvym bôžikom“, správne má byť: „jedli z <text:span text:style-name="T15">obiet</text:span> mŕtvym bôžikom“.</text:p>
        </text:list-item>
      </text:list>
      <text:h text:style-name="Heading_20_3" text:outline-level="3">Ostatné</text:h>
      <text:list xml:id="list41656125" text:style-name="L13">
        <text:list-item>
          <text:p text:style-name="P27">Posvätné čítanie, 2. čítanie pre 8. január (zv. I, str. 476), 2. odstavec, 2. riadok odspodu: zmena textu (uvedené vyššie); prípadne ak sa text meniť nebude podľa liturgického prekladu, aspoň napísať „v tom“ spolu, t. j. „vtom“.</text:p>
        </text:list-item>
        <text:list-item>
          <text:p text:style-name="P27"><text:span text:style-name="T18">Nadpis pre spoločnú časť jednoho mučeníka znie: „Na </text:span><text:span text:style-name="T17">sviatok</text:span><text:span text:style-name="T18"> jedného mučeníka“; avšak v súlade s ostatnými zväzkami LH a ostatnými nadpismi má znieť: „Na </text:span><text:span text:style-name="T17">sviatky</text:span><text:span text:style-name="T18"> jedného mučeníka“, zv. I, str. 1217. Treba opraviť aj všetky záhlavia párnych strán počnúc str. 1218 až po str. 1242 vrátane.</text:span></text:p>
        </text:list-item>
        <text:list-item>
          <text:p text:style-name="P27"><text:span text:style-name="T18">Prímenie svätého Maxima sa má písať gramaticky správne s dlhým „á“, „Vyznávač“. Treba opraviť: zv. I, str. 402 – nadpis druhého čítania, str. 1513 (index autorov), 6. riadok zhora.</text:span></text:p>
        </text:list-item>
        <text:list-item>
          <text:p text:style-name="P27"><text:span text:style-name="T18">Ofícium za zosnulých, posvätné čítanie, druhé čítanie, zv. I, str. 1049, 5. riadok zdola, slovo „pánom“ má byť s veľkým začiatočným písmenom (tak je to správne napr. v zv. III, str. 2031; latinská pôvodina má „...et vivórum Dóminus sit.“; vol. I, p. 1286).</text:span></text:p>
        </text:list-item>
      </text:list>
      <text:h text:style-name="Heading_20_2" text:outline-level="2">Ostatné gramatické a textové opravy</text:h>
      <text:h text:style-name="Heading_20_3" text:outline-level="3">Čiarky, bodky, bodkočiarky</text:h>
      <text:list xml:id="list41652879" text:style-name="L14">
        <text:list-item>
          <text:p text:style-name="P28">Žalm 144, verš 14b: podľa Biblie SSV 2009 doplnená čiarka za „ani vyhnanstva“ (na konci riadka)</text:p>
        </text:list-item>
        <text:list-item>
          <text:p text:style-name="P28">Hymnus „Mocný Vládca, verný Bože“ (napoludnie, str. 6): vložená čiarka do 1. strofy na koniec 3. verša (tak, ako je to správne na str. 273):</text:p>
        </text:list-item>
      </text:list>
      <text:p text:style-name="P35">svitom zdobíš zore ranné,</text:p>
      <text:list xml:id="list42324868" text:continue-numbering="true" text:style-name="L14">
        <text:list-item>
          <text:p text:style-name="P28">Krátke čítanie z Iz 61, 11 (použité pre 1. a 2. adventný týždeň, sobotu, modlitba popoludní, str. 66, 127): doplnené 2 čiarky vo väzbe „<text:span text:style-name="T15">Pán, Boh,</text:span>“ (celé znenie opravenej vety: „Ako zem vydá rastliny a ako záhrada dá vyklíčiť semenu, tak Pán, Boh, dá vyklíčiť spravodlivosti a chvále pred všetkými národmi.“). Mimochodom, napr. pre modlitbu popoludní na 24. decembra (str. 267), kde je ten istý text krátkeho čítania, je to v poriadku.</text:p>
        </text:list-item>
        <text:list-item>
          <text:p text:style-name="P28"><text:soft-page-break/>Krátke responzórium po 2. čítaní, piatok 3. adventného týždňa, kde sa cituje Ž 97 (tam táto čiarka je): „Pán kraľuje, jasaj, zem; <text:span text:style-name="T15">radujte sa,</text:span> všetky ostrovy.“ (doplnená za „radujte sa“)</text:p>
        </text:list-item>
        <text:list-item>
          <text:p text:style-name="P28">Chválospev Kol 1, 12-20 („S radosťou vzdávajme vďaky Bohu Otcovi“) má v poslednom verši niekde čiarku pred „aj“ („všetkému, čo je na zemi aj čo je na nebi.“), ale niekde nie je. Liturgický preklad čiarku neobsahuje, navrhujem ju vypustiť.</text:p>
        </text:list-item>
        <text:list-item>
          <text:p text:style-name="P28">Posvätné čítanie, 2. čítanie pre 31. decembra, predposledný odstavec: čiarky v citácii doplnené podľa liturgického prekladu; správne má byť: „čo sa nenarodili ani z krvi, ani z vôle tela, ani z vôle muža, ale z Boha“.</text:p>
        </text:list-item>
        <text:list-item>
          <text:p text:style-name="P28">Posvätné čítanie, 2. čítanie pre 9. januára (str. 486), predposledný odstavec, 2. riadok: má byť čiarka za slovom „Pán“ v citácii žalmu 118, 27: „Boh<text:span text:style-name="T19">,</text:span> Pán, je naším svetlom.“</text:p>
        </text:list-item>
        <text:list-item>
          <text:p text:style-name="P28">Odstrániť čiarku v 1. čítaní na sviatky duchovných pastierov (posvätné čítanie), str. 1253, predposledný odstavec, posledná veta (pred posledným slovom vety „veriacich“), nenachádza sa totiž v liturgickom preklade 1 Sol 2, 13.</text:p>
        </text:list-item>
        <text:list-item>
          <text:p text:style-name="P28">Doplniť bodkočiarku v hymne pre ranné chvály, ofícium za zosnulých, časť „za viacerých zosnulých“, na koniec 2. riadka/verša (t. j. za „odobrali sa na večnosť“); bodkočiarka sa nachádza v rovnakej pasáži za jedného zosnulého i za jednu zosnulú. Chyba je vo všetkých 4 zväzkoch: zv. I, str. 1414; zv. II, str. 2116; zv. III, str. 2036; zv. IV, str. 2006.</text:p>
        </text:list-item>
        <text:list-item>
          <text:p text:style-name="P28">Tretia adventná nedeľa, krátke čítanie, napoludnie (zv. I, str. 137, aj jednozväzková LH, str. 77), má naviac čiarku v spojení „bez úhony, vo svätosti“; má byť: „bez úhony vo svätosti“, ako je to správne (bez čiarky) pre Prvú, Druhú i Štvrtú adventnú nedeľu (v súlade s liturgickým prekladom 1 Sol 3, 13).</text:p>
        </text:list-item>
        <text:list-item>
          <text:p text:style-name="P28">Prosby na ranné chvály, štvrtok, 3. adventný týždeň (zv. I, str. 168), prvá prosba: „daj, aby sme žili ako sa patrí vzhľadom na Pána a páčili sa mu vo všetkom.“ Majú byť 2 čiarky podľa liturgického textu Kol 1, 10, ktorý je inšpiráciou pre túto prosbu: „aby ste žili, ako sa patrí vzhľadom na Pána, a páčili sa mu vo všetkom...“ Teda prosba má znieť: „daj, aby sme žili, ako sa patrí vzhľadom na Pána, a páčili sa mu vo všetkom.“</text:p>
        </text:list-item>
        <text:list-item>
          <text:p text:style-name="P28">Tento istý text (Kol 1, 10) je súčasťou posvätného čítania vo vianočnej oktáve pre 29. decembra (zv. I, str. 328), kde je potrebné (2. a 3. riadok zhora) tiež čiarky doplniť podľa liturgického prekladu. (Mimochodom, tento verš sa číta v krátkom čítaní pre vešpery, pondelok 1. týždňa žaltára; zv. III, str. 719 aj zv. IV, str. 661 tam už čiarky doplnené má.)</text:p>
        </text:list-item>
        <text:list-item>
          <text:p text:style-name="P28">Prosby pre ranné chvály, 4. adventná nedeľa, prvá časť prvej prosby (zv. I, str. 186) končí dvojbodkou; avšak tie isté prosby (2. adventná nedeľa, ranné chvály, zv. I, str. 75 a tiež dňa 18. decembra, zv. I, str. 212), tam majú bodkočiarku. Navrhujem zjednotiť a použiť bodkočiarku (tak to v prosbách býva).</text:p>
        </text:list-item>
        <text:list-item>
          <text:p text:style-name="P28">Žalm 76 má v poslednom riadku prvej strofy v liturgickom preklade doplnenú čiarku (pred druhým „aj“). Správne: „aj štít<text:span text:style-name="T15">,</text:span> aj meč a zbroj vojnovú.“ LH vo všetkých zväzkoch na všetkých miestach má chybne (bez dĺžňa): „aj štít aj meč a zbroj vojnovú.“ Je potrebné doplniť: zv. I, str. 676, 898; zv. II, str. 476, 585, 1172, 1410; zv. III, str. 847, 1166; zv. IV, str. 789, 1108.</text:p>
        </text:list-item>
        <text:list-item>
          <text:p text:style-name="P28">V texte Rim 14, 9 bola v liturgickom preklade doplnená čiarka pred druhé „aj“. Text správne znie: „Veď Kristus práve preto zomrel a ožil, aby vládol aj nad mŕtvymi, aj nad živými.“ Tento text sa používa po celé veľkonočné obdobie, ranné chvály, sobota, krátke čítanie; zv. II, str. 595 (2. riadok zdola), 660 (8. riadok zdola); 719 (6. riadok zdola); 782 <text:soft-page-break/>(7. riadok zhora); 839 (9. riadok zdola) – tu treba čiarku doplniť aj do antifóny na Benediktus, 2. riadok zdola; 929 (9. riadok zdola); 985 (2. riadok zdola).</text:p>
        </text:list-item>
      </text:list>
      <text:p text:style-name="P2">Tiež sa tento text používa v ofíciu za zosnulých, druhé čítanie, „Z Rečí svätého biskupa Anastáza Antiochijského“ (Oratio 5) – bude to potrebné opraviť vo všetkých zväzkoch: zv. I (str. 1049, 5. riadok zdola), zv. II (str. 2111); zv. III (str. 2031, 5. riadok zdola) a zv. IV (str. 2001, 5. riadok zdola). Je to hneď prvá veta tohto druhého čítania (je to totiž viac-menej presná citácia Neovulgáty, Rim 14, 9; ináč je tam formulované iba sloveso „vládol“ – „bol Pánom“).</text:p>
      <text:p text:style-name="P2">Napokon sa tento citát Rim 14, 9 vyskytuje 2x pre 19. august pre sv. Jána Eudes (zv. IV, str. 1358, 11. riadok zdola – v druhom čítaní, a str. 1359; 3. riadok zhora, v responzóriu po tomto druhom čítaní).</text:p>
      <text:p text:style-name="P2">Všade tam treba doplniť čiarku v závere vety: „aj nad mŕtvymi, aj nad živými.“</text:p>
      <text:h text:style-name="Heading_20_3" text:outline-level="3">Medzery</text:h>
      <text:list xml:id="list42326687" text:continue-numbering="true" text:style-name="L14">
        <text:list-item>
          <text:p text:style-name="P28">Nemá byť medzera pred úvodzovkou na konci Ž 142 (zv. I, str. 559, posledný riadok na strane; podobne aj zv. II, str. 1042).</text:p>
        </text:list-item>
        <text:list-item>
          <text:p text:style-name="P28">Doplniť medzeru pred hviezdičku na konci verša „On je počiatok, prvorodený z mŕtvych,“ chválospevu; zv. I, str. 728 (streda v 2. týždni žaltára, vešpery).</text:p>
        </text:list-item>
        <text:list-item>
          <text:p text:style-name="P28">Doplniť medzeru za bodku, oddeľujúcu čísla veršov v referencii pre prvé čítanie, 29. decembra, zv. I, str. 327. Chybne: „1,1-14“, správne: „1,  1-14“ (zvýraznené úmyselne väčšou medzerou).</text:p>
        </text:list-item>
        <text:list-item>
          <text:p text:style-name="P28">Doplniť medzeru za bodku, oddeľujúcu čísla veršov v referencii pre prvé čítanie, 12. januára, zv. I, str. 508. Chybne: „66, 10-14.18-23“, správne: „66, 10-14.  18-23“ (zvýraznené úmyselne väčšou medzerou).</text:p>
        </text:list-item>
        <text:list-item>
          <text:p text:style-name="P28">Doplniť dvakrát medzeru za bodku, oddeľujúcu čísla veršov v referencii pre chválospev, zv. I, str. 604. Chybne: „Zjv 4, 11; 5, 9.10.12“, správne: „Zjv 4, 11; 5, 9.  10.  12“ (zvýraznené úmyselne väčšími medzerami).</text:p>
        </text:list-item>
        <text:list-item>
          <text:p text:style-name="P28">Doplniť medzeru v záhlaví str, 703 (zv. I) za pomlčkou. Chybne: „Utorok –ranné chvály“. Správne: „Utorok –  ranné chvály“ (zvýraznené úmyselne väčšou medzerou).</text:p>
        </text:list-item>
      </text:list>
      <text:h text:style-name="Heading_20_3" text:outline-level="3">Úvodzovky</text:h>
      <text:list xml:id="list41658856" text:style-name="L15">
        <text:list-item>
          <text:p text:style-name="P29">Zv. I, žalm 118; str. 571, 671, 785, 893, 1195, 1218 (teda všetky výskyty tohto žalmu): Chýbajú oboje úvodzovky v nasledovnom verši:</text:p>
        </text:list-item>
      </text:list>
      <text:p text:style-name="P35">„<text:span text:style-name="T20">Pánova pravica mocne zasiahla, † <text:line-break/>Pánova pravica ma zdvihla; * <text:line-break/>Pánova pravica mocne zasiahla.“ </text:span></text:p>
      <text:list xml:id="list42331323" text:continue-numbering="true" text:style-name="L15">
        <text:list-item>
          <text:p text:style-name="P29">Iné zväzky tieto úvodzovky majú (a má ich aj liturgický preklad), ale napr. zv. II, str. 1166, 1405 ich má použité chybné (nie slovenské). Majú byť použité slovenské (otváracia = ľavá dolná <text:span text:style-name="T15">„</text:span> [tzv. 99] a zatváracia = pravá horná <text:span text:style-name="T15">“</text:span><text:span text:style-name="T19"> [tzv. 66]</text:span>).</text:p>
        </text:list-item>
      </text:list>
      <text:h text:style-name="Heading_20_3" text:outline-level="3">Farba písma (červená vs. čierna)</text:h>
      <text:list xml:id="list41646387" text:style-name="L16">
        <text:list-item>
          <text:p text:style-name="P30">Zv. I, str. 298, pomlčka na konci strany má byť červenou farbou.</text:p>
        </text:list-item>
        <text:list-item>
          <text:p text:style-name="P30">Zv. I, str. 552, ordinárium, 6. riadok odspodu strany, „Modlime sa“ má byť čiernou farbou, nie červenou (ako je uvedené).</text:p>
        </text:list-item>
      </text:list>
      <text:h text:style-name="Heading_20_3" text:outline-level="3"><text:soft-page-break/>Rezy písma (tučné, obyčajné)</text:h>
      <text:list xml:id="list41635776" text:style-name="L17">
        <text:list-item>
          <text:p text:style-name="P31">Vo všeobecnosti pri prvých (biblických) čítaniach odkaz na biblické kapitoly a verše býva sádzaný obyčajným písmom (červenej farby, odkaz je zarovnaný na pravý okraj strany). Na nasledujúcich stranách sú tieto odkazy sádzané chybne, tučným písmom: zv. I, str. 1029, 1054, 1082, 1252 (možno som ešte niečo prehliadol).</text:p>
        </text:list-item>
      </text:list>
      <text:h text:style-name="Heading_20_3" text:outline-level="3">Ostatné</text:h>
      <text:list xml:id="list42330845" text:continue-list="list41644948" text:style-name="L11">
        <text:list-item>
          <text:p text:style-name="P25">Žalm 94: Vypadla hviezdička na konci 1. verša 1. strofy druhej časti žalmu 94 (modlitba cez deň, streda, 4. týždeň žaltára, zv. II, str. 1459; zv. III, str. 1232; zv. IV, str. 1174) za slovom „vzdelávaš“. Vo zväzku I (str. 943) je to v poriadku.</text:p>
        </text:list-item>
        <text:list-item>
          <text:p text:style-name="P25">Popis pre sv. Jána Kenstkého (23. decembra): Mestečko „Kety“ má byť uvedené s nasledovným znakom: „<text:span text:style-name="T7">Kęty</text:span>“ (je to tzv. poľské E „z ogonkiem“)</text:p>
        </text:list-item>
        <text:list-item>
          <text:p text:style-name="P25">Zv. I, záhlavia nepárnych stránok 559 až 697 uvádzané červeným písmom (ide vlastne o celý prvý týždeň žaltára až po pondelok druhého týždňa žaltára vrátane): záhlavia majú obsahovať pomlčku, nie spojovník. Správne je to od str. 699. Chybne (príklad zo str. 659): „Sobota<text:span text:style-name="T15"> - </text:span>modlitba cez deň“. Správne má byť: „Sobota<text:span text:style-name="T15"> – </text:span>modlitba cez deň“ (podčiarknuté).</text:p>
        </text:list-item>
        <text:list-item>
          <text:p text:style-name="P25">Zv. I, str. 299, posledný riadok chválospevu na tejto strane je zároveň ukončením strofy (ako ukazuje napr. str. 728); treba doplniť červenú pomlčku.</text:p>
        </text:list-item>
      </text:list>
      <text:p text:style-name="Standard"><text:span text:style-name="T4">Príloha: </text:span>Antifóny k chválospevom vešpier 2. a 4. týždňa žaltára (tabuľky); dokument v súbore „<text:span text:style-name="T21">lh1-korektury-ant-2-4.pdf</text:span>“</text:p>
      <text:p text:style-name="Standard"><text:span text:style-name="T3">Spracoval: </text:span>Juraj Vidéky</text:p>
      <text:p text:style-name="Standard"><text:span text:style-name="T3">Dátum poslednej zmeny: </text:span>2011-06-0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mbria2" svg:font-family="Cambria, Constantia, Georgia, 'Lido STF', DejaVu, Liberation, GentiumPlus, Gentium, Garamond, serif"/>
    <style:font-face style:name="OpenSymbol" svg:font-family="OpenSymbol"/>
    <style:font-face style:name="Tahoma2" svg:font-family="Tahoma"/>
    <style:font-face style:name="Consolas" svg:font-family="Consolas"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Georgia" svg:font-family="Georgia" style:font-family-generic="roman" style:font-pitch="variable"/>
    <style:font-face style:name="Candara" svg:font-family="Candara" style:font-adornments="Bold" style:font-family-generic="swiss" style:font-pitch="variable"/>
    <style:font-face style:name="Candara1" svg:font-family="Candara" style:font-adornments="Bold Italic" style:font-family-generic="swiss" style:font-pitch="variable"/>
    <style:font-face style:name="Candara2" svg:font-family="Candara" style:font-adornments="Ital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sk" fo:country="SK"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orphans="2" fo:widows="2" style:page-number="auto"/>
      <style:text-properties style:font-name="Cambria"/>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Arial Unicode MS"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text-properties style:font-name="Candara" fo:font-size="110%"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text-properties style:font-name="Candara1" fo:font-size="13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master-page-name="">
      <style:paragraph-properties fo:margin-left="0.499cm" fo:margin-right="0cm" fo:margin-top="0cm" fo:margin-bottom="0.101cm" fo:text-indent="-0.499cm" style:auto-text-indent="false" style:page-number="auto" text:number-lines="false" text:line-number="0"/>
      <style:text-properties fo:font-size="10pt" style:font-size-asian="10pt" style:font-size-complex="10pt"/>
    </style:style>
    <style:style style:name="Heading_20_3" style:display-name="Heading 3" style:family="paragraph" style:parent-style-name="Heading" style:next-style-name="Standard" style:default-outline-level="3" style:class="text">
      <style:text-properties style:font-name="Candara2" fo:font-size="13pt" fo:font-style="italic" fo:font-weight="normal" style:font-size-asian="14pt" style:font-weight-asian="bold" style:font-size-complex="14pt" style:font-weight-complex="bold"/>
    </style:style>
    <style:style style:name="Marginalia" style:family="paragraph" style:parent-style-name="Text_20_body" style:class="text" style:master-page-name="">
      <style:paragraph-properties fo:margin-left="4.001cm" fo:margin-right="0cm" fo:text-indent="0cm" style:auto-text-indent="false" style:page-number="auto"/>
      <style:text-properties fo:font-size="11pt" fo:font-style="italic"/>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raj Vidéky</meta:initial-creator>
    <meta:creation-date>2010-10-25T11:16:47.60</meta:creation-date>
    <dc:date>2011-06-02T22:21:30.50</dc:date>
    <dc:creator>Juraj Vidéky</dc:creator>
    <meta:editing-duration>P1DT10H20M30S</meta:editing-duration>
    <meta:editing-cycles>1396</meta:editing-cycles>
    <meta:generator>OpenOffice.org/3.3$Win32 OpenOffice.org_project/330m20$Build-9567</meta:generator>
    <meta:document-statistic meta:table-count="0" meta:image-count="0" meta:object-count="0" meta:page-count="17" meta:paragraph-count="249" meta:word-count="7932" meta:character-count="46646"/>
  </office:meta>
</office:document-meta>
</file>